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Mono" svg:font-family="'Noto Mono'" style:font-family-generic="modern" style:font-pitch="fixed"/>
    <style:font-face style:name="Noto Mono1" svg:font-family="'Noto Mono'" style:font-adornments="Normal" style:font-family-generic="modern" style:font-pitch="fixed"/>
    <style:font-face style:name="Noto Sans" svg:font-family="'Noto Sans'" style:font-family-generic="swiss" style:font-pitch="variable"/>
    <style:font-face style:name="Noto Sans Nag Mundari" svg:font-family="'Noto Sans Nag Mundari'" style:font-family-generic="swiss" style:font-pitch="variable"/>
    <style:font-face style:name="Noto Sans Nag Mundari1" svg:font-family="'Noto Sans Nag Mundari'" style:font-adornments="Normal" style:font-family-generic="swiss" style:font-pitch="variable"/>
    <style:font-face style:name="Noto Sans1" svg:font-family="'Noto Sans'" style:font-adornments="Gras" style:font-family-generic="swiss" style:font-pitch="variable"/>
    <style:font-face style:name="Noto Sans2" svg:font-family="'Noto Sans'" style:font-adornments="Italique gras" style:font-family-generic="swiss" style:font-pitch="variable"/>
    <style:font-face style:name="OpenSymbol" svg:font-family="OpenSymbol" style:font-charset="x-symbol"/>
    <style:font-face style:name="OpenSymbol1" svg:font-family="OpenSymbol, 'Arial Unicode MS'" style:font-charset="x-symbol"/>
  </office:font-face-decls>
  <office:automatic-styles>
    <style:style style:name="P1" style:family="paragraph" style:parent-style-name="Text_20_body">
      <style:text-properties officeooo:rsid="00071710" officeooo:paragraph-rsid="00071710"/>
    </style:style>
    <style:style style:name="P2" style:family="paragraph" style:parent-style-name="Text_20_body">
      <style:text-properties officeooo:rsid="00086cca" officeooo:paragraph-rsid="00086cca"/>
    </style:style>
    <style:style style:name="P3" style:family="paragraph" style:parent-style-name="Text_20_body">
      <style:text-properties officeooo:rsid="000a49ba" officeooo:paragraph-rsid="000a49ba"/>
    </style:style>
    <style:style style:name="P4" style:family="paragraph" style:parent-style-name="Text_20_body">
      <style:text-properties officeooo:paragraph-rsid="000a49ba"/>
    </style:style>
    <style:style style:name="P5" style:family="paragraph" style:parent-style-name="Text_20_body">
      <style:text-properties officeooo:rsid="0007c62f" officeooo:paragraph-rsid="0007c62f"/>
    </style:style>
    <style:style style:name="P6" style:family="paragraph" style:parent-style-name="Text_20_body">
      <style:text-properties officeooo:paragraph-rsid="0007c62f"/>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Contents_20_4">
      <style:paragraph-properties>
        <style:tab-stops>
          <style:tab-stop style:position="15.501cm" style:type="right" style:leader-style="dotted" style:leader-text="."/>
        </style:tab-stops>
      </style:paragraph-properties>
    </style:style>
    <style:style style:name="P11" style:family="paragraph" style:parent-style-name="Footnote">
      <style:text-properties officeooo:rsid="000dea42" officeooo:paragraph-rsid="000dea42"/>
    </style:style>
    <style:style style:name="P12" style:family="paragraph" style:parent-style-name="Footnote">
      <style:text-properties officeooo:rsid="0010309b" officeooo:paragraph-rsid="0010309b"/>
    </style:style>
    <style:style style:name="P13" style:family="paragraph" style:parent-style-name="Footnote">
      <style:text-properties officeooo:rsid="00171b6f" officeooo:paragraph-rsid="00171b6f"/>
    </style:style>
    <style:style style:name="P14" style:family="paragraph" style:parent-style-name="Heading_20_1" style:list-style-name="">
      <style:paragraph-properties fo:text-align="center" style:justify-single-word="false">
        <style:tab-stops/>
      </style:paragraph-properties>
      <style:text-properties officeooo:rsid="00057ac1" officeooo:paragraph-rsid="00057ac1"/>
    </style:style>
    <style:style style:name="P15" style:family="paragraph" style:parent-style-name="Heading_20_1">
      <style:paragraph-properties fo:break-before="page"/>
      <style:text-properties officeooo:rsid="00057ac1" officeooo:paragraph-rsid="00057ac1"/>
    </style:style>
    <style:style style:name="P16" style:family="paragraph" style:parent-style-name="Heading_20_1">
      <style:paragraph-properties fo:break-before="page"/>
    </style:style>
    <style:style style:name="P17" style:family="paragraph" style:parent-style-name="Heading_20_2">
      <style:text-properties officeooo:paragraph-rsid="0006ee35"/>
    </style:style>
    <style:style style:name="P18" style:family="paragraph" style:parent-style-name="Heading_20_2">
      <style:text-properties officeooo:rsid="00071710" officeooo:paragraph-rsid="00071710"/>
    </style:style>
    <style:style style:name="P19" style:family="paragraph" style:parent-style-name="Heading_20_2">
      <style:text-properties officeooo:rsid="00057ac1" officeooo:paragraph-rsid="00057ac1"/>
    </style:style>
    <style:style style:name="P20" style:family="paragraph" style:parent-style-name="Heading_20_2">
      <style:text-properties officeooo:rsid="00086cca" officeooo:paragraph-rsid="00086cca"/>
    </style:style>
    <style:style style:name="P21" style:family="paragraph" style:parent-style-name="Heading_20_2">
      <style:text-properties officeooo:paragraph-rsid="000a49ba"/>
    </style:style>
    <style:style style:name="P22" style:family="paragraph" style:parent-style-name="Heading_20_2">
      <style:text-properties officeooo:rsid="000a49ba" officeooo:paragraph-rsid="000a49ba"/>
    </style:style>
    <style:style style:name="P23" style:family="paragraph" style:parent-style-name="Heading_20_4">
      <style:text-properties officeooo:rsid="0013633e" officeooo:paragraph-rsid="0013633e"/>
    </style:style>
    <style:style style:name="P24" style:family="paragraph" style:parent-style-name="Heading_20_5">
      <style:text-properties officeooo:rsid="00171b6f" officeooo:paragraph-rsid="00171b6f"/>
    </style:style>
    <style:style style:name="P25" style:family="paragraph" style:parent-style-name="Heading_20_5">
      <style:text-properties officeooo:rsid="001b6980" officeooo:paragraph-rsid="001b6980"/>
    </style:style>
    <style:style style:name="P26" style:family="paragraph" style:parent-style-name="Text_20_body" style:list-style-name="L1">
      <style:text-properties officeooo:rsid="00071710" officeooo:paragraph-rsid="00071710"/>
    </style:style>
    <style:style style:name="P27" style:family="paragraph" style:parent-style-name="Text_20_body" style:list-style-name="L2">
      <style:text-properties officeooo:rsid="00071710" officeooo:paragraph-rsid="00071710"/>
    </style:style>
    <style:style style:name="P28" style:family="paragraph" style:parent-style-name="Text_20_body" style:list-style-name="L3">
      <style:text-properties officeooo:rsid="00071710" officeooo:paragraph-rsid="00071710"/>
    </style:style>
    <style:style style:name="P29" style:family="paragraph" style:parent-style-name="Text_20_body" style:list-style-name="L4">
      <style:text-properties officeooo:rsid="00071710" officeooo:paragraph-rsid="00071710"/>
    </style:style>
    <style:style style:name="P30" style:family="paragraph" style:parent-style-name="Text_20_body" style:list-style-name="L12">
      <style:text-properties officeooo:rsid="00071710" officeooo:paragraph-rsid="00071710"/>
    </style:style>
    <style:style style:name="P31" style:family="paragraph" style:parent-style-name="Text_20_body" style:list-style-name="L13">
      <style:text-properties officeooo:rsid="00071710" officeooo:paragraph-rsid="00071710"/>
    </style:style>
    <style:style style:name="P32" style:family="paragraph" style:parent-style-name="Text_20_body" style:list-style-name="L14">
      <style:text-properties officeooo:rsid="00071710" officeooo:paragraph-rsid="00071710"/>
    </style:style>
    <style:style style:name="P33" style:family="paragraph" style:parent-style-name="Text_20_body" style:list-style-name="L15"/>
    <style:style style:name="P34" style:family="paragraph" style:parent-style-name="Text_20_body" style:list-style-name="L16">
      <style:text-properties officeooo:rsid="0007c62f" officeooo:paragraph-rsid="0007c62f"/>
    </style:style>
    <style:style style:name="P35" style:family="paragraph" style:parent-style-name="Text_20_body" style:list-style-name="L17">
      <style:text-properties officeooo:rsid="0007c62f" officeooo:paragraph-rsid="0007c62f"/>
    </style:style>
    <style:style style:name="P36" style:family="paragraph" style:parent-style-name="Text_20_body" style:list-style-name="L18">
      <style:text-properties officeooo:rsid="0007c62f" officeooo:paragraph-rsid="0007c62f"/>
    </style:style>
    <style:style style:name="P37" style:family="paragraph" style:parent-style-name="Text_20_body" style:list-style-name="L19">
      <style:text-properties officeooo:rsid="0007c62f" officeooo:paragraph-rsid="0007c62f"/>
    </style:style>
    <style:style style:name="P38" style:family="paragraph" style:parent-style-name="Text_20_body" style:list-style-name="L20">
      <style:text-properties officeooo:rsid="00086cca" officeooo:paragraph-rsid="00086cca"/>
    </style:style>
    <style:style style:name="P39" style:family="paragraph" style:parent-style-name="Text_20_body" style:list-style-name="L21">
      <style:text-properties officeooo:rsid="00086cca" officeooo:paragraph-rsid="00086cca"/>
    </style:style>
    <style:style style:name="P40" style:family="paragraph" style:parent-style-name="Text_20_body" style:list-style-name="L22">
      <style:text-properties officeooo:rsid="00086cca" officeooo:paragraph-rsid="00086cca"/>
    </style:style>
    <style:style style:name="P41" style:family="paragraph" style:parent-style-name="Text_20_body" style:list-style-name="L23">
      <style:text-properties officeooo:rsid="00086cca" officeooo:paragraph-rsid="00086cca"/>
    </style:style>
    <style:style style:name="P42" style:family="paragraph" style:parent-style-name="Text_20_body" style:list-style-name="L24">
      <style:text-properties officeooo:rsid="00086cca" officeooo:paragraph-rsid="00086cca"/>
    </style:style>
    <style:style style:name="P43" style:family="paragraph" style:parent-style-name="Text_20_body">
      <style:text-properties officeooo:rsid="00086cca" officeooo:paragraph-rsid="00086cca"/>
    </style:style>
    <style:style style:name="P44" style:family="paragraph" style:parent-style-name="Text_20_body">
      <style:text-properties officeooo:rsid="000a49ba" officeooo:paragraph-rsid="000a49ba"/>
    </style:style>
    <style:style style:name="P45" style:family="paragraph" style:parent-style-name="Text_20_body">
      <style:text-properties officeooo:rsid="000d83b2" officeooo:paragraph-rsid="000d83b2"/>
    </style:style>
    <style:style style:name="P46" style:family="paragraph" style:parent-style-name="Text_20_body" style:list-style-name="L6">
      <style:text-properties officeooo:rsid="000d83b2" officeooo:paragraph-rsid="000d83b2"/>
    </style:style>
    <style:style style:name="P47" style:family="paragraph" style:parent-style-name="Text_20_body">
      <style:text-properties officeooo:rsid="000dea42" officeooo:paragraph-rsid="000dea42"/>
    </style:style>
    <style:style style:name="P48" style:family="paragraph" style:parent-style-name="Text_20_body">
      <style:text-properties officeooo:rsid="0010309b" officeooo:paragraph-rsid="0010309b"/>
    </style:style>
    <style:style style:name="P49" style:family="paragraph" style:parent-style-name="Text_20_body">
      <style:text-properties officeooo:rsid="0011cbe5" officeooo:paragraph-rsid="0011cbe5"/>
    </style:style>
    <style:style style:name="P50" style:family="paragraph" style:parent-style-name="Text_20_body" style:list-style-name="L25">
      <style:text-properties officeooo:rsid="0011cbe5" officeooo:paragraph-rsid="0011cbe5"/>
    </style:style>
    <style:style style:name="P51" style:family="paragraph" style:parent-style-name="Text_20_body">
      <style:text-properties officeooo:rsid="0012bf09" officeooo:paragraph-rsid="0012bf09"/>
    </style:style>
    <style:style style:name="P52" style:family="paragraph" style:parent-style-name="Text_20_body">
      <style:text-properties officeooo:rsid="0013633e" officeooo:paragraph-rsid="0013633e"/>
    </style:style>
    <style:style style:name="P53" style:family="paragraph" style:parent-style-name="Text_20_body" style:list-style-name="L26">
      <style:text-properties officeooo:rsid="0013633e" officeooo:paragraph-rsid="0013633e"/>
    </style:style>
    <style:style style:name="P54" style:family="paragraph" style:parent-style-name="Text_20_body">
      <style:text-properties officeooo:rsid="00146cda" officeooo:paragraph-rsid="00146cda"/>
    </style:style>
    <style:style style:name="P55" style:family="paragraph" style:parent-style-name="Text_20_body" style:list-style-name="L27">
      <style:text-properties officeooo:rsid="00146cda" officeooo:paragraph-rsid="00146cda"/>
    </style:style>
    <style:style style:name="P56" style:family="paragraph" style:parent-style-name="Text_20_body" style:list-style-name="L28">
      <style:text-properties officeooo:rsid="00146cda" officeooo:paragraph-rsid="00146cda"/>
    </style:style>
    <style:style style:name="P57" style:family="paragraph" style:parent-style-name="Text_20_body">
      <style:text-properties officeooo:rsid="00158110" officeooo:paragraph-rsid="00158110"/>
    </style:style>
    <style:style style:name="P58" style:family="paragraph" style:parent-style-name="Text_20_body" style:list-style-name="L28">
      <style:text-properties officeooo:rsid="00158110" officeooo:paragraph-rsid="00158110"/>
    </style:style>
    <style:style style:name="P59" style:family="paragraph" style:parent-style-name="Text_20_body" style:list-style-name="L29">
      <style:text-properties officeooo:rsid="00158110" officeooo:paragraph-rsid="00158110"/>
    </style:style>
    <style:style style:name="P60" style:family="paragraph" style:parent-style-name="Text_20_body">
      <style:text-properties officeooo:rsid="00171b6f" officeooo:paragraph-rsid="00171b6f"/>
    </style:style>
    <style:style style:name="P61" style:family="paragraph" style:parent-style-name="Text_20_body">
      <style:text-properties officeooo:paragraph-rsid="00171b6f"/>
    </style:style>
    <style:style style:name="P62" style:family="paragraph" style:parent-style-name="Text_20_body">
      <style:text-properties officeooo:rsid="0018f054" officeooo:paragraph-rsid="0018f054"/>
    </style:style>
    <style:style style:name="P63" style:family="paragraph" style:parent-style-name="Text_20_body">
      <style:text-properties officeooo:rsid="001a9a98" officeooo:paragraph-rsid="001a9a98"/>
    </style:style>
    <style:style style:name="P64" style:family="paragraph" style:parent-style-name="Text_20_body">
      <style:text-properties officeooo:rsid="001b6980" officeooo:paragraph-rsid="001b6980"/>
    </style:style>
    <style:style style:name="P65" style:family="paragraph" style:parent-style-name="Text_20_body" style:list-style-name="L30">
      <style:text-properties officeooo:rsid="001b6980" officeooo:paragraph-rsid="001b6980"/>
    </style:style>
    <style:style style:name="P66" style:family="paragraph" style:parent-style-name="Text_20_body">
      <style:text-properties officeooo:rsid="001bd533" officeooo:paragraph-rsid="001bd533"/>
    </style:style>
    <style:style style:name="P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07c62f"/>
    </style:style>
    <style:style style:name="T2" style:family="text">
      <style:text-properties officeooo:rsid="000a49ba"/>
    </style:style>
    <style:style style:name="T3" style:family="text">
      <style:text-properties officeooo:rsid="0010309b"/>
    </style:style>
    <style:style style:name="T4" style:family="text">
      <style:text-properties officeooo:rsid="0012bf09"/>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171b6f"/>
    </style:style>
    <style:style style:name="T8" style:family="text">
      <style:text-properties officeooo:rsid="001c2db9"/>
    </style:style>
    <style:style style:name="T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normal" style:font-name-complex="Lucida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text:a xlink:type="simple" xlink:href="#__RefHeading___Toc715_1427515529" text:style-name="Index_20_Link" text:visited-style-name="Index_20_Link">Introduction<text:tab/>3</text:a></text:p>
          <text:p text:style-name="P8"><text:a xlink:type="simple" xlink:href="#__RefHeading___Toc717_1427515529" text:style-name="Index_20_Link" text:visited-style-name="Index_20_Link">I. Contexte du projet<text:tab/>3</text:a></text:p>
          <text:p text:style-name="P8"><text:a xlink:type="simple" xlink:href="#__RefHeading___Toc719_1427515529" text:style-name="Index_20_Link" text:visited-style-name="Index_20_Link">II. Objectifs du projet<text:tab/>3</text:a></text:p>
          <text:p text:style-name="P8"><text:a xlink:type="simple" xlink:href="#__RefHeading___Toc721_1427515529" text:style-name="Index_20_Link" text:visited-style-name="Index_20_Link">III. Méthodologie de travail<text:tab/>3</text:a></text:p>
          <text:p text:style-name="P8"><text:a xlink:type="simple" xlink:href="#__RefHeading___Toc803_1427515529" text:style-name="Index_20_Link" text:visited-style-name="Index_20_Link">IV. Structure du rapport<text:tab/>3</text:a></text:p>
          <text:p text:style-name="P7"><text:a xlink:type="simple" xlink:href="#__RefHeading___Toc723_1427515529" text:style-name="Index_20_Link" text:visited-style-name="Index_20_Link">Analyse<text:tab/>5</text:a></text:p>
          <text:p text:style-name="P8"><text:a xlink:type="simple" xlink:href="#__RefHeading___Toc725_1427515529" text:style-name="Index_20_Link" text:visited-style-name="Index_20_Link">I. Point de vue pédagogique<text:tab/>5</text:a></text:p>
          <text:p text:style-name="P9"><text:a xlink:type="simple" xlink:href="#__RefHeading___Toc727_1427515529" text:style-name="Index_20_Link" text:visited-style-name="Index_20_Link">I.1. Utilisation du jeu vidéo pour l’enseignement des mathématiques<text:tab/>5</text:a></text:p>
          <text:p text:style-name="P9"><text:a xlink:type="simple" xlink:href="#__RefHeading___Toc731_1427515529" text:style-name="Index_20_Link" text:visited-style-name="Index_20_Link">I.2. Philosophies pédagogiques<text:tab/>5</text:a></text:p>
          <text:p text:style-name="P8"><text:a xlink:type="simple" xlink:href="#__RefHeading___Toc733_1427515529" text:style-name="Index_20_Link" text:visited-style-name="Index_20_Link">II. Point de vue technologique<text:tab/>6</text:a></text:p>
          <text:p text:style-name="P9"><text:a xlink:type="simple" xlink:href="#__RefHeading___Toc735_1427515529" text:style-name="Index_20_Link" text:visited-style-name="Index_20_Link">II.1. Choix du moteur de jeu<text:tab/>6</text:a></text:p>
          <text:p text:style-name="P10"><text:a xlink:type="simple" xlink:href="#__RefHeading___Toc1842_2288224028" text:style-name="Index_20_Link" text:visited-style-name="Index_20_Link">II.1.a) Avantages et inconvénients<text:tab/>6</text:a></text:p>
          <text:p text:style-name="P10"><text:a xlink:type="simple" xlink:href="#__RefHeading___Toc1844_2288224028" text:style-name="Index_20_Link" text:visited-style-name="Index_20_Link">II.1.b) Version<text:tab/>6</text:a></text:p>
          <text:p text:style-name="P9"><text:a xlink:type="simple" xlink:href="#__RefHeading___Toc737_1427515529" text:style-name="Index_20_Link" text:visited-style-name="Index_20_Link">II.2. Choix du système de base de données<text:tab/>6</text:a></text:p>
          <text:p text:style-name="P10"><text:a xlink:type="simple" xlink:href="#__RefHeading___Toc1846_2288224028" text:style-name="Index_20_Link" text:visited-style-name="Index_20_Link">II.2.a) Critères<text:tab/>7</text:a></text:p>
          <text:p text:style-name="P10"><text:a xlink:type="simple" xlink:href="#__RefHeading___Toc1848_2288224028" text:style-name="Index_20_Link" text:visited-style-name="Index_20_Link">II.2.b) Avantages et inconvénients<text:tab/>7</text:a></text:p>
          <text:p text:style-name="P9"><text:a xlink:type="simple" xlink:href="#__RefHeading___Toc739_1427515529" text:style-name="Index_20_Link" text:visited-style-name="Index_20_Link">II.3. Autres outils technologiques utilisés<text:tab/>7</text:a></text:p>
          <text:p text:style-name="P10"><text:a xlink:type="simple" xlink:href="#__RefHeading___Toc1850_2288224028" text:style-name="Index_20_Link" text:visited-style-name="Index_20_Link">II.3.a) Environnement de développement<text:tab/>7</text:a></text:p>
          <text:p text:style-name="P10"><text:a xlink:type="simple" xlink:href="#__RefHeading___Toc1852_2288224028" text:style-name="Index_20_Link" text:visited-style-name="Index_20_Link">II.3.b) Gestion de projet<text:tab/>8</text:a></text:p>
          <text:p text:style-name="P7"><text:a xlink:type="simple" xlink:href="#__RefHeading___Toc741_1427515529" text:style-name="Index_20_Link" text:visited-style-name="Index_20_Link">Réalisation<text:tab/>10</text:a></text:p>
          <text:p text:style-name="P8"><text:a xlink:type="simple" xlink:href="#__RefHeading___Toc743_1427515529" text:style-name="Index_20_Link" text:visited-style-name="Index_20_Link">I. Point de vue technique<text:tab/>10</text:a></text:p>
          <text:p text:style-name="P9"><text:a xlink:type="simple" xlink:href="#__RefHeading___Toc745_1427515529" text:style-name="Index_20_Link" text:visited-style-name="Index_20_Link">I.1. Création de la base de données pour le jeu<text:tab/>10</text:a></text:p>
          <text:p text:style-name="P10"><text:a xlink:type="simple" xlink:href="#__RefHeading___Toc747_1427515529" text:style-name="Index_20_Link" text:visited-style-name="Index_20_Link">I.1.a) Configuration de l’application<text:tab/>10</text:a></text:p>
          <text:p text:style-name="P10"><text:a xlink:type="simple" xlink:href="#__RefHeading___Toc749_1427515529" text:style-name="Index_20_Link" text:visited-style-name="Index_20_Link">I.1.b) Sécurisation et amélioration de l’application<text:tab/>11</text:a></text:p>
          <text:p text:style-name="P9"><text:a xlink:type="simple" xlink:href="#__RefHeading___Toc751_1427515529" text:style-name="Index_20_Link" text:visited-style-name="Index_20_Link">I.2. Gestion des données dans le jeu<text:tab/>12</text:a></text:p>
          <text:p text:style-name="P10"><text:a xlink:type="simple" xlink:href="#__RefHeading___Toc753_1427515529" text:style-name="Index_20_Link" text:visited-style-name="Index_20_Link">I.2.a) Opérations sur les données (sauvegarde, chargement, etc.)<text:tab/>12</text:a></text:p>
          <text:p text:style-name="P10"><text:a xlink:type="simple" xlink:href="#__RefHeading___Toc755_1427515529" text:style-name="Index_20_Link" text:visited-style-name="Index_20_Link">I.2.b) Conformités aux réglementations de protection des données (RGPD)<text:tab/>12</text:a></text:p>
          <text:p text:style-name="P9"><text:a xlink:type="simple" xlink:href="#__RefHeading___Toc757_1427515529" text:style-name="Index_20_Link" text:visited-style-name="Index_20_Link">I.3. Développement du jeu<text:tab/>12</text:a></text:p>
          <text:p text:style-name="P10"><text:a xlink:type="simple" xlink:href="#__RefHeading___Toc759_1427515529" text:style-name="Index_20_Link" text:visited-style-name="Index_20_Link">I.3.a) Choix de l’architecture logicielle et de la conception technique<text:tab/>12</text:a></text:p>
          <text:p text:style-name="P10"><text:a xlink:type="simple" xlink:href="#__RefHeading___Toc761_1427515529" text:style-name="Index_20_Link" text:visited-style-name="Index_20_Link">I.3.b) Intégration des fonctionnalités spécifiques aux mathématiques<text:tab/>12</text:a></text:p>
          <text:p text:style-name="P8"><text:a xlink:type="simple" xlink:href="#__RefHeading___Toc763_1427515529" text:style-name="Index_20_Link" text:visited-style-name="Index_20_Link">II. Point de vue éducatif<text:tab/>12</text:a></text:p>
          <text:p text:style-name="P9"><text:a xlink:type="simple" xlink:href="#__RefHeading___Toc765_1427515529" text:style-name="Index_20_Link" text:visited-style-name="Index_20_Link">II.1. Création des niveaux et des exercices mathématiques<text:tab/>12</text:a></text:p>
          <text:p text:style-name="P9"><text:a xlink:type="simple" xlink:href="#__RefHeading___Toc767_1427515529" text:style-name="Index_20_Link" text:visited-style-name="Index_20_Link">II.2. Évaluation des résultats des joueurs<text:tab/>12</text:a></text:p>
          <text:p text:style-name="P9"><text:a xlink:type="simple" xlink:href="#__RefHeading___Toc769_1427515529" text:style-name="Index_20_Link" text:visited-style-name="Index_20_Link">II.3. Adaptation de la difficulté du jeu en fonction des compétences et de la progression des joueurs<text:tab/>13</text:a></text:p>
          <text:p text:style-name="P8"><text:a xlink:type="simple" xlink:href="#__RefHeading___Toc771_1427515529" text:style-name="Index_20_Link" text:visited-style-name="Index_20_Link">III. Point de vue créatif<text:tab/>13</text:a></text:p>
          <text:p text:style-name="P9"><text:a xlink:type="simple" xlink:href="#__RefHeading___Toc773_1427515529" text:style-name="Index_20_Link" text:visited-style-name="Index_20_Link">III.1. Sources d’inspiration pour la conception artistique du jeu<text:tab/>13</text:a></text:p>
          <text:p text:style-name="P9"><text:a xlink:type="simple" xlink:href="#__RefHeading___Toc775_1427515529" text:style-name="Index_20_Link" text:visited-style-name="Index_20_Link">III.2. Méthodes créatives utilisées pour créer une expérience ludique et engageante<text:tab/>13</text:a></text:p>
          <text:p text:style-name="P7"><text:a xlink:type="simple" xlink:href="#__RefHeading___Toc777_1427515529" text:style-name="Index_20_Link" text:visited-style-name="Index_20_Link">Méthodologie de travail<text:tab/>14</text:a></text:p>
          <text:p text:style-name="P8"><text:a xlink:type="simple" xlink:href="#__RefHeading___Toc781_1427515529" text:style-name="Index_20_Link" text:visited-style-name="Index_20_Link">I. Planification et gestion du projet<text:tab/>14</text:a></text:p>
          <text:p text:style-name="P8"><text:a xlink:type="simple" xlink:href="#__RefHeading___Toc805_1427515529" text:style-name="Index_20_Link" text:visited-style-name="Index_20_Link">II. Recherche et documentation<text:tab/>14</text:a></text:p>
          <text:p text:style-name="P8"><text:a xlink:type="simple" xlink:href="#__RefHeading___Toc783_1427515529" text:style-name="Index_20_Link" text:visited-style-name="Index_20_Link">III. Collaboration et communication avec les parties prenantes<text:tab/>14</text:a></text:p>
          <text:p text:style-name="P8"><text:a xlink:type="simple" xlink:href="#__RefHeading___Toc807_1427515529" text:style-name="Index_20_Link" text:visited-style-name="Index_20_Link">IV. Tests et validation<text:tab/>15</text:a></text:p>
          <text:p text:style-name="P8"><text:a xlink:type="simple" xlink:href="#__RefHeading___Toc809_1427515529" text:style-name="Index_20_Link" text:visited-style-name="Index_20_Link">V. Éthique et confidentialité<text:tab/>15</text:a></text:p>
          <text:p text:style-name="P7"><text:a xlink:type="simple" xlink:href="#__RefHeading___Toc785_1427515529" text:style-name="Index_20_Link" text:visited-style-name="Index_20_Link">Projection<text:tab/>16</text:a></text:p>
          <text:p text:style-name="P8"><text:a xlink:type="simple" xlink:href="#__RefHeading___Toc811_1427515529" text:style-name="Index_20_Link" text:visited-style-name="Index_20_Link">I. Récapitulation des objectifs<text:tab/>16</text:a></text:p>
          <text:p text:style-name="P8"><text:a xlink:type="simple" xlink:href="#__RefHeading___Toc813_1427515529" text:style-name="Index_20_Link" text:visited-style-name="Index_20_Link">II. Évaluations et retours d’utilisateurs<text:tab/>16</text:a></text:p>
          <text:p text:style-name="P8"><text:a xlink:type="simple" xlink:href="#__RefHeading___Toc817_1427515529" text:style-name="Index_20_Link" text:visited-style-name="Index_20_Link">III. Impact et évaluation<text:tab/>16</text:a></text:p>
          <text:p text:style-name="P8"><text:a xlink:type="simple" xlink:href="#__RefHeading___Toc819_1427515529" text:style-name="Index_20_Link" text:visited-style-name="Index_20_Link">IV. Perspectives d’implémentations / Collaboration et partenariats<text:tab/>16</text:a></text:p>
          <text:p text:style-name="P8"><text:a xlink:type="simple" xlink:href="#__RefHeading___Toc791_1427515529" text:style-name="Index_20_Link" text:visited-style-name="Index_20_Link">V. Éléments du cahier des charges non réalisés et justifications<text:tab/>17</text:a></text:p>
          <text:p text:style-name="P8"><text:a xlink:type="simple" xlink:href="#__RefHeading___Toc793_1427515529" text:style-name="Index_20_Link" text:visited-style-name="Index_20_Link"><text:soft-page-break/>VI. Mesures alternatives ou compensatoires envisagées pour les éléments non réalisés<text:tab/>17</text:a></text:p>
          <text:p text:style-name="P8"><text:a xlink:type="simple" xlink:href="#__RefHeading___Toc821_1427515529" text:style-name="Index_20_Link" text:visited-style-name="Index_20_Link">VII. Durabilité et maintenance / Évolution continue<text:tab/>17</text:a></text:p>
          <text:p text:style-name="P7"><text:a xlink:type="simple" xlink:href="#__RefHeading___Toc797_1427515529" text:style-name="Index_20_Link" text:visited-style-name="Index_20_Link">Conclusion<text:tab/>18</text:a></text:p>
          <text:p text:style-name="P8"><text:a xlink:type="simple" xlink:href="#__RefHeading___Toc799_1427515529" text:style-name="Index_20_Link" text:visited-style-name="Index_20_Link">I. Récapitulation des réalisations et des enseignements tirés<text:tab/>18</text:a></text:p>
          <text:p text:style-name="P8"><text:a xlink:type="simple" xlink:href="#__RefHeading___Toc801_1427515529" text:style-name="Index_20_Link" text:visited-style-name="Index_20_Link">II. Perspectives futures et conclusion générale<text:tab/>18</text:a></text:p>
        </text:index-body>
      </text:table-of-content>
      <text:h text:style-name="P14" text:outline-level="1"/>
      <text:h text:style-name="P15" text:outline-level="1"><text:bookmark-start text:name="__RefHeading___Toc715_1427515529"/>Introduction<text:bookmark-end text:name="__RefHeading___Toc715_1427515529"/></text:h>
      <text:h text:style-name="Heading_20_2" text:outline-level="2"><text:bookmark-start text:name="__RefHeading___Toc717_1427515529"/>Contexte du projet<text:bookmark-end text:name="__RefHeading___Toc717_1427515529"/></text:h>
      <text:list text:style-name="L1">
        <text:list-item>
          <text:p text:style-name="P26">Présentez le contexte dans lequel votre projet s’inscrit. Parlez de l’importance de l’éducation et de l’utilisation des technologies dans l’enseignement.</text:p>
        </text:list-item>
        <text:list-item>
          <text:p text:style-name="P26">Soulignez les défis actuels auxquels sont confrontées les classes de mathématiques du premier degré commun, tels que la motivation des élèves et la difficulté à engager les élèves dans l’apprentissage des mathématiques.</text:p>
        </text:list-item>
        <text:list-item>
          <text:p text:style-name="P26">Mettez en évidence le besoin de solutions innovantes et engageantes pour améliorer l’enseignement et l’apprentissage des mathématiques.</text:p>
        </text:list-item>
      </text:list>
      <text:h text:style-name="P17" text:outline-level="2"><text:bookmark-start text:name="__RefHeading___Toc719_1427515529"/>Objectifs du projet<text:bookmark-end text:name="__RefHeading___Toc719_1427515529"/></text:h>
      <text:list text:style-name="L2">
        <text:list-item>
          <text:p text:style-name="P27">Présentez les objectifs du spécifiques du projet. Expliquez clairement ce que vous cherchez à accomplir avec le développement de ce jeu vidéo éducatif.</text:p>
        </text:list-item>
        <text:list-item>
          <text:p text:style-name="P27">Mentionnez l’importance de créer une expérience d’apprentissage interactive, ludique et adaptée aux besoins des élèves de première et deuxième années du premier degré commun en mathématiques.</text:p>
        </text:list-item>
        <text:list-item>
          <text:p text:style-name="P27">Exprimez l’ambition d’améliorer la motivation et l’engagement des élèves, de favoriser la compréhension des concepts mathématiques et de renforcer les compétences mathématiques de manière efficace et agréable.</text:p>
        </text:list-item>
      </text:list>
      <text:h text:style-name="P17" text:outline-level="2"><text:bookmark-start text:name="__RefHeading___Toc721_1427515529"/>Méthodologie de travail<text:bookmark-end text:name="__RefHeading___Toc721_1427515529"/></text:h>
      <text:list text:style-name="L3">
        <text:list-item>
          <text:p text:style-name="P28">Présentez brièvement la méthodologie de travail adoptée pour mener à bien ce projet.</text:p>
        </text:list-item>
        <text:list-item>
          <text:p text:style-name="P28">Expliquez les principales étapes du processus de développement, y compris l’analyse, la réalisation et la projection.</text:p>
        </text:list-item>
        <text:list-item>
          <text:p text:style-name="P28">Mentionnez également votre approche de gestion de projet, votre planification des tâches et votre collaboration avec les parties prenantes.</text:p>
        </text:list-item>
      </text:list>
      <text:h text:style-name="P18" text:outline-level="2"><text:bookmark-start text:name="__RefHeading___Toc803_1427515529"/>Structure du rapport<text:bookmark-end text:name="__RefHeading___Toc803_1427515529"/></text:h>
      <text:list text:style-name="L4">
        <text:list-item>
          <text:p text:style-name="P29">Fournissez une vue d’ensemble de la structure du rapport en mentionnant les différentes parties qui seront abordées, telles que l’analyse, la réalisation, la projection et la méthodologie de travail.</text:p>
        </text:list-item>
        <text:list-item>
          <text:p text:style-name="P29">Indiquez que chaque partie sera détaillée avec des informations spécifiques et des exemples pertinents pour une meilleure compréhension du projet.</text:p>
        </text:list-item>
      </text:list>
      <text:p text:style-name="P1"><text:soft-page-break/>→ L’introduction doit donner au lecteur une vision claire et concise du contexte, des objectifs et de la méthodologie de votre projet. Elle sert à susciter l’intérêt et à donner une idée globale de ce qui sera développé dans le rapport. Assurez-vous d’être précis et de bien articuler les éléments clés de votre projet afin de donner une bonne première impression au lecteur.</text:p>
      <text:h text:style-name="P15" text:outline-level="1"><text:bookmark-start text:name="__RefHeading___Toc723_1427515529"/>Analyse<text:bookmark-end text:name="__RefHeading___Toc723_1427515529"/></text:h>
      <text:h text:style-name="P19" text:outline-level="2"><text:bookmark-start text:name="__RefHeading___Toc725_1427515529"/>Point de vue pédagogique<text:bookmark-end text:name="__RefHeading___Toc725_1427515529"/></text:h>
      <text:p text:style-name="P60">Cette partie traitera l’analyse du projet d’un point de vue pédagogique.</text:p>
      <text:p text:style-name="P60">Il sera question dans un premier temps de l’étude de l’utilisation espérée qui sera faite du jeu vidéo. Dans un second temps, il s’agira de discuter des philosophies éducatives existantes et celles choisies pour ce projet.</text:p>
      <text:h text:style-name="Heading_20_3" text:outline-level="3"><text:bookmark-start text:name="__RefHeading___Toc727_1427515529"/>Utilisation du jeu vidéo pour l’enseignement des mathématiques<office:annotation loext:resolved="false"><dc:creator>Auteur inconnu</dc:creator><dc:date>2023-06-13T21:23:07.855000000</dc:date><text:p text:style-name="P67"><text:span text:style-name="T9"><text:s text:c="4"/>• </text:span><text:span text:style-name="T9">Explorez les avantages de l’utilisation des jeux vidéo comme outil pédagogique dans l’enseignement des mathématiques.</text:span></text:p><text:p text:style-name="P67"><text:span text:style-name="T9"><text:s text:c="4"/>• </text:span><text:span text:style-name="T9">Présentez des études ou des recherches antérieures qui soutiennent l’efficacité des jeux vidéo pour améliorer la motivation, l’engagement et les résultats d’apprentissage des élèves.</text:span></text:p></office:annotation><text:bookmark-end text:name="__RefHeading___Toc727_1427515529"/></text:h>
      <text:p text:style-name="Text_20_body"><text:span text:style-name="T7">En général</text:span><office:annotation loext:resolved="false"><dc:creator>Auteur inconnu</dc:creator><dc:date>2023-06-13T21:23:48.145000000</dc:date><text:p text:style-name="P67"><text:span text:style-name="T9">Ajouter paragraphes discutant de l’utilisation du jeu vidéo pour l’enseignement des mathématiques en général (voir commentaire précédent).</text:span></text:p></office:annotation></text:p>
      <text:h text:style-name="Heading_20_3" text:outline-level="3">Utilisation espérée du projet</text:h>
      <text:p text:style-name="P60">Le contexte d’utilisation imaginé à l’origine pour ce jeu était une utilisation en tant que ressource principale (du début à la fin de la période de scolarité), afin de permettre à chaque élève d’avancer à son propre rythme.</text:p>
      <text:p text:style-name="P60">Voyons dans un premier temps quels pourraient être les freins qui s’opposent à cette vision à l’aide de questions qui pourraient venir naturellement à l’esprit de tout un chacun qui s’intéresse à ce sujet.</text:p>
      <text:p text:style-name="P60">Puis, réfléchissons à de potentielles solutions qui impliquent principalement des adaptations qui pourraient être faites au jeu au centre de ce travail.</text:p>
      <text:h text:style-name="Heading_20_4" text:outline-level="4">Freins à une utilisation en tant que ressource principale</text:h>
      <text:p text:style-name="P60">Le contexte amenant à ces potentiels freins est celui-ci : « Que se passerait-il si un jeu vidéo était utilisé comme ressource principale d’enseignement, c’est-à-dire une ressource capable d’enseigner toutes les matières scolaires du début à la fin de leur scolarité ? »<text:note text:id="ftn3" text:note-class="footnote"><text:note-citation>1</text:note-citation><text:note-body><text:p text:style-name="P13">Ce contexte a pour objectif d’amener un débat afin de mettre en lumière les points positifs et/ou négatifs que l’on pourrait imaginer pour une telle situation. Il ne représente donc pas une proposition de modifications à apporter.</text:p></text:note-body></text:note>.</text:p>
      <text:h text:style-name="Heading_20_5" text:outline-level="5">Rôle de l’enseignant</text:h>
      <text:p text:style-name="P60">Actuellement, l’enseignant est responsable de la transmission des connaissances vers les élèves et représente la ressource principale nécessaire dans les établissements scolaires. Mais que deviendrait-il si on le remplaçait par un logiciel informatique tel que le jeu présenté dans ce projet ?</text:p>
      <text:p text:style-name="P60">La première réflexion logique qui vient à l’esprit après la proposition d’un tel changement concerne la mission de l’enseignant : à quel point la responsabilité de la transmission des <text:soft-page-break/>connaissances lui sera-t-elle enlevée ? Comment cette responsabilité sera-t-elle adaptée afin d’être transmise au logiciel et à la machine ?</text:p>
      <text:p text:style-name="P60">Que se passerait-il si cette responsabilité était entièrement transmise ? L’enseignant perdrait-il intégralement son rôle ? Sa position deviendrait-elle superflue ?</text:p>
      <text:p text:style-name="P60">Dans ce dernier cas, la seule possibilité d’adaptation serait de transformer le rôle actuel d’enseignant pour qu’il devienne un rôle de gardien : surveiller les enfants et veiller à ce que tout se passe bien au sein de la classe.</text:p>
      <text:p text:style-name="P60">Aussi, une transmission entière de la responsabilité enseignante engendrerait des questions dont les potentielles réponses pourraient avoir des conséquences à encore plus grande ampleur.</text:p>
      <text:p text:style-name="P60">Par exemple, si l’enseignant n’est plus nécessaire en tant que tel, qu’en est-il des classes ? Seraient-elles encore nécessaires ? Se transformeraient-elles en simples sales informatiques sous surveillance d’un adulte ?</text:p>
      <text:p text:style-name="P60">L’enseignement pourrait-il être réalisé à domicile, directement chez chacun des élèves ? Dans ce cas, qu’en serait-il de la sociabilisation de l’élève ? Resterait-il cloîtré chez lui jusqu’à ce qu’il finisse de valider le dernier sujet enseigné par l’ordinateur ?</text:p>
      <text:p text:style-name="P60">Et au niveau du matériel ? Que l’enseignement reste en classe ou passe à domicile, quels seraient les besoins au niveau du matériel ? Un ordinateur par personne ? Ce qui signifierait plusieurs centaines d’euros à multiplier par le nombre d’élèves à qui les fournir ?</text:p>
      <text:p text:style-name="P60">Enfin, qui déciderait du programme scolaire ? Resterait-il une question d’ordre publique, ou existerait-il autant de versions du programme qu’il existerait d’entreprises souhaitant obtenir une part du marché de l’enseignement ?</text:p>
      <text:p text:style-name="P60">Dans tous les cas, il paraît clair que si le jeu vidéo (ou tout autre logiciel informatique) devenait la ressource principale nécessaire à l’enseignement, le rôle de l’enseignant et à plus grand angle le rôle de l’enseignement dans son entièreté poserait de nombreux problèmes, aussi bien organisationnels que politiques et moraux.</text:p>
      <text:h text:style-name="P24" text:outline-level="5">Motivation générale et ambiance de classe</text:h>
      <text:p text:style-name="P61">« <text:span text:style-name="T7">Chouette ! Un jeu vidéo ! »</text:span></text:p>
      <text:p text:style-name="P60">Beaucoup d’élèves auraient une réaction similaire à celle-ci lorsqu’on leur annoncera qu’un jeu vidéo prendra en charge leur enseignement.</text:p>
      <text:p text:style-name="P60">Mais qu’en sera-t-il à long terme ?</text:p>
      <text:p text:style-name="P60">Déjà à court terme, la réponse n’est pas évidente. Beaucoup d’élèves seront attirés par l’utilisation d’un jeu vidéo, mais déjà là il existe une première séparation quant à la motivation. En effet, de nombreux élèves ne sont pas particulièrement attirés par les jeux vidéo ou tout autre activité principalement réalisée sur un écran.</text:p>
      <text:p text:style-name="P60"><text:soft-page-break/>Ensuite, dans la portion des élèves attirés, il faut être capable de les accrocher. Le style du jeu leur plaira-t-il ? Voudront-ils y jouer quelques minutes, quelques heures, quelques jours ? Rien n’est moins sûr.</text:p>
      <text:p text:style-name="P60">Quel sera le taux de rétention de l’attention des élèves ?</text:p>
      <text:p text:style-name="P60">Aussi, pour ceux qui auront fait la différence entre le jeu vidéo et le travail de réflexion et d’apprentissage qui y est quelque peu camouflé, auront-ils une assiduité exemplaire, ou préféreront-ils procrastiner afin de faire d’autres activités qui les intéresseront plus sur le moment ?</text:p>
      <text:p text:style-name="P60">En dehors de la classe, que se passera-t-il ? Comment tempérer les comparaisons que feront les élèves entre eux ? Certes, pour certains élèves cela peut engendrer une rivalité bénéfique, qui les motivera à aller plus vite dans le programme et/ou à faire de meilleurs résultats.</text:p>
      <text:p text:style-name="P60">Mais pour les autres ? Cela pourrait engendrer une baisse de l’estime de soi, l’établissement d’une sorte de hiérarchie entre les « meilleurs élèves » – représentés par ceux qui seraient le plus loin dans la matière ou ceux qui ont les meilleurs résultats – et les « moins bons élèves » – représentés par ceux ayant le plus de difficultés.</text:p>
      <text:p text:style-name="P62">Enfin, au niveau de l’ambiance au sein de la classe, à quoi ressemblera-t-elle ? La classe sera-t-elle toujours aussi vivante qu’actuellement ? Ou alors assisterons-nous à des classes muettes dans lesquelles les élèves seront rivés face à leur écran, casque sur les oreilles, chacun indépendant des autres et sans aucune interaction ?</text:p>
      <text:p text:style-name="P62">Évidemment, tout cela représente des questions valables dans le cas d’un enseignement en classe. Comment évoluera la motivation des élèves si l’enseignement devenait un enseignement à domicile ?</text:p>
      <text:h text:style-name="Heading_20_5" text:outline-level="5">Rythme d’apprentissage</text:h>
      <text:p text:style-name="P62">Actuellement, de nombreux enseignants se plaignent de la quantité de matière de plus en plus importante à enseigner dans un temps disponible de plus en plus restreint.</text:p>
      <text:p text:style-name="P62">Mais que deviendra ce temps disponible si l’enseignement devait se faire au rythme de chacun des élèves ? Comment savoir si ce rythme est suffisant, sans pour autant forcer l’élève à avancer plus vite que ce dont ses capacités lui permettent, le tout dans le but d’arriver dans les temps à la fin du programme ?</text:p>
      <text:p text:style-name="P62">Et pour les élèves les plus rapides, ceux qui iraient plus vite que ce que prévoit le programme ? Doit-on envisager d’aller plus loin que prévu, ou leur faire répéter les exercices des matières vues dans l’année encore et encore jusqu’à l’échéance ?</text:p>
      <text:p text:style-name="P62">Que deviendra leur motivation dans un cas comme dans l’autre ? Resteront-ils motivés du début à la fin ? Auront-ils plus ou moins la force de résister à un décrochage ? Que feront-ils pour s’occuper lorsqu’ils n’étudieront pas ? Doit-on s’attendre à ce que les élèves en avance ou en décrochage se mettent à déranger l’ambiance de la classe ?</text:p>
      <text:p text:style-name="P62"><text:soft-page-break/>Et si l’enseignement se donne à domicile, qui surveillera ces élèves ? Auront-ils la possibilité de tuer le temps autrement qu’en travaillant ?</text:p>
      <text:h text:style-name="Heading_20_5" text:outline-level="5">Évaluations</text:h>
      <text:p text:style-name="P62">Dans le système scolaire actuel, les évaluations se font de manière plus ou moins régulière, soit grâce à des interrogations réparties dans l’année, soit grâce à un contrôle continu. Ces méthodes d’évaluations ont pour objectif de mettre des valeurs chiffrées (à un moment donné ou sur une période donnée) sur les capacités d’un élève à fournir les bonnes réponses à des questions sur un sujet précis.</text:p>
      <text:p text:style-name="P62">Pour évaluer correctement ces aptitudes, il est important d’aussi évaluer les méthodes utilisées et leur bonne utilisation.</text:p>
      <text:p text:style-name="P62">Mais à quoi ressembleraient les évaluations au sein d’un jeu vidéo ? Seraient-elles effectuées à un moment séparé de l’apprentissage – comme c’est le cas actuellement – ou le seraient-elles pendant ? Quels en seraient les critères ?</text:p>
      <text:p text:style-name="P62">Les évaluations seront-elles personnalisées pour chaque élève selon leur évolution ou resteraient-elles des points-clés sur lesquels on ne reviendrait pas après qu’ils soient passés ?</text:p>
      <text:p text:style-name="P62">Quels seront les critères précis de ces évaluations ? Sont-ils justes par rapport aux objectifs d’enseignement ?</text:p>
      <text:p text:style-name="P62">Comment évaluer un élève plus lent sur une matière qu’il n’aurait pas eu le temps (ou la motivation) de voir ? Comment évaluer les élèves les plus rapides, qui répéteraient les mêmes exercices en boucle ?</text:p>
      <text:p text:style-name="P62">Est-il possible de détecter un potentiel décrochage, qu’il soit intellectuel ou motivationnel, et faire en sorte d’y trouver des solutions ?</text:p>
      <text:p text:style-name="P62">Comment éviter le travail partagé et la triche ? Et comment évaluer les compétences de groupes ?</text:p>
      <text:p text:style-name="P62">Encore une fois, beaucoup de questions sont à poser, et peu de réponses peuvent déjà être données.</text:p>
      <text:h text:style-name="Heading_20_4" text:outline-level="4">Pistes de solution envisageables</text:h>
      <text:p text:style-name="P63">Une brève étude des freins qui viennent s’opposer à l’utilisation du jeu vidéo en tant que ressource principale de l’enseignement a permis de montrer que cette vision des choses n’est pas réaliste dans les conditions actuelles.</text:p>
      <text:p text:style-name="P63">D’autant plus qu’il est important de rappeler que les quatre sujets choisis pour illustrer ce fait ne représentent qu’un échantillon d’un lot bien plus important de sujets qui viendraient ajouter des freins supplémentaires en plus de renforcer ceux déjà cités.</text:p>
      <text:p text:style-name="P63">Aussi, afin de démontrer si oui ou non les suppositions que l’on pourrait avoir pour ou contre cette transformation radicale de l’enseignement, il serait nécessaire de mener de nombreuses expériences.</text:p>
      <text:p text:style-name="P63"><text:soft-page-break/>Malheureusement, ces expériences ne peuvent pas être réalisées pour tout un tas de raisons aussi valables les unes que les autres. L’une d’entre elles est le fait que contrairement à des sujets informatiques purs, il n’existe ici pas d’environnement dédié aux tests dans lesquels on pourrait simuler les actions (en l’occurrence la transformation pure et simple de l’enseignement actuel en le remplaçant par un enseignement effectué à l’aide de logiciels informatiques) afin de voir les différentes réactions possibles ainsi que les conséquences qu’elles engendreront à court et à long terme.</text:p>
      <text:p text:style-name="P63">En plus court, à moins de faire le pari sans fondements que cette transformation de l’enseignement fonctionnerait, il n’est actuellement pas possible de passer à un enseignement donné principalement par des logiciels informatiques, qu’ils soient des jeux vidéos ou non.</text:p>
      <text:p text:style-name="P63">Plutôt que de chercher à revoir le système d’enseignement, il convient donc de revoir la méthode d’introduction du jeu vidéo afin que son utilisation puisse être intégrée de manière plus raisonnable à l’enseignement traditionnel.</text:p>
      <text:p text:style-name="P63">Pour cela, réfléchissons à plusieurs pistes d’introduction envisageables.</text:p>
      <text:h text:style-name="Heading_20_5" text:outline-level="5">Outil de mise en situation de la matière</text:h>
      <text:p text:style-name="P64">La première piste de solution pour permettre d’intégrer le jeu vidéo à l’enseignement est de l’utiliser afin de créer des outils de mise en situation de la matière vue en classe.</text:p>
      <text:p text:style-name="P64">En effet, une des grandes qualités de cette technologie moderne est sa capacité à simuler des mondes réalistes – à différencier de réels – dans lesquels tout un chacun est capable de se projeter.</text:p>
      <text:p text:style-name="P64">C’est cette qualité qui sera utilisée principalement pour mener à bien cet objectif.</text:p>
      <text:p text:style-name="P64">Pour cela, plusieurs éléments sont nécessaires :</text:p>
      <text:list text:style-name="L30">
        <text:list-item>
          <text:p text:style-name="P65">La matière étudiée doit avoir des applications dans la vie réelle, qu’elles soient quotidiennes ou spécifiques.</text:p>
        </text:list-item>
        <text:list-item>
          <text:p text:style-name="P65">Elle doit permettre d’être simulée.</text:p>
        </text:list-item>
        <text:list-item>
          <text:p text:style-name="P65">Elle doit être racontée de manière à ce que l’élève puisse se projeter dans le monde créé par la simulation.</text:p>
        </text:list-item>
      </text:list>
      <text:p text:style-name="P64">Un premier exemple, bien que vague, serait la création d’un monde tournant autour d’un jardinier ou d’un architecte afin d’illustrer certaines connaissances apprises pendant les cours de géométrie dans le plan ou dans l’espace.</text:p>
      <text:h text:style-name="Heading_20_5" text:outline-level="5">Outil d’exercices de perfectionnement</text:h>
      <text:p text:style-name="P64">Une deuxième piste de solution envisageable pour permettre d’intégrer le jeu vidéo à l’enseignement est de l’utiliser afin de créer des outils de perfectionnement des connaissances vues en classe.</text:p>
      <text:p text:style-name="P64"><text:soft-page-break/>Cette piste est envisageable notamment grâce à la vitesse de traitement des informations des ordinateurs actuels, et leur capacité à générer très rapidement un maximum d’exercices ou de simulations correspondant à des règles que nous lui préciserons en avance.</text:p>
      <text:p text:style-name="P64">Cette capacité est d’autant plus améliorée grâce aux fulgurantes avancées récentes en matière d’intelligence artificielle.</text:p>
      <text:p text:style-name="P64">Un exemple d’utilisation de cet outil de perfectionnement serait son utilisation afin de générer des exercices en quantité quasiment infinie afin d’entraîner les élèves sur les différents cas possibles (communs ou beaucoup plus rares) relatifs à une matière vue en classe. La seule limite ici serait le temps disponible à l’élève pour se perfectionner.</text:p>
      <text:h text:style-name="P25" text:outline-level="5">Outil de soutien</text:h>
      <text:p text:style-name="P64">Un dernier exemple de piste de solution envisageable pour l’intégration du jeu vidéo à l’enseignement est de l’utiliser en tant qu’outil de soutien aux élèves ayant des difficultés.</text:p>
      <text:p text:style-name="P64">Cette possibilité apporte des contraintes supplémentaires. En effet, les élèves en difficulté le sont généralement pour une raison ou une combinaison de raisons bien précises.</text:p>
      <text:p text:style-name="P64">Ces difficultés peuvent être des difficultés rencontrées par les élèves en rapport aux matières vues (difficultés de compréhension et d’assimilation), des difficultés par rapport à l’enseignement dans son ensemble (difficulté de concentration ou de motivation à l’égard de l’école) ou des difficultés de type handicaps physiques ou psychologiques.</text:p>
      <text:p text:style-name="P64">Afin qu’un outil de soutien soit efficace, l’étape la plus compliquée est souvent de détecter la cause des difficultés rencontrées, car en plus des exemples cités ci-dessus, il existe aussi tout un lot de difficultés dont les causes sont entièrement externes à l’école.</text:p>
      <text:h text:style-name="Heading_20_4" text:outline-level="4">En résumé</text:h>
      <text:p text:style-name="P66">En résumé, s’il est impossible d’imposer le jeu vidéo comme ressource d’enseignement, il existe bien des scénarios pour lesquels l’utilisation d’un jeu vidéo adapté à l’objectif serait un grand atout et un bonus considérable pour l’amélioration de l’enseignement.</text:p>
      <text:p text:style-name="P66">Mais pour que cela puisse fonctionner, il faut définir correctement quels sont les objectifs que le jeu vidéo doit remplir, les méthodes souhaitées et toutes les autres contraintes qui y sont liées.</text:p>
      <text:h text:style-name="Heading_20_3" text:outline-level="3"><text:bookmark-start text:name="__RefHeading___Toc731_1427515529"/>Philosophies pédagogiques<office:annotation loext:resolved="false"><dc:creator>Auteur inconnu</dc:creator><dc:date>2023-06-13T19:00:21.410000000</dc:date><text:p text:style-name="P67"><text:span text:style-name="T9"><text:s text:c="4"/>• </text:span><text:span text:style-name="T9">Décrivez les différentes philosophies éducatives qui ont influencé votre approche dans la conception du jeu vidéo éducatif.</text:span></text:p><text:p text:style-name="P67"><text:span text:style-name="T9"><text:s text:c="4"/>• </text:span><text:span text:style-name="T9">Expliquez comment ces philosophies éducatives sont alignées avec les objectifs du programme de mathématiques du premier degré commun et comment elles sont intégrées dans la conception du jeu.</text:span></text:p></office:annotation><text:bookmark-end text:name="__RefHeading___Toc731_1427515529"/></text:h>
      <text:p text:style-name="P45">Le programme actuel de l’enseignement met en avant l’importance de l’apprentissage en spirale : aborder différents sujets de manière cyclique, en approfondissant la matière un peu plus à chaque phase.</text:p>
      <text:p text:style-name="P45">Cette méthode est à opposer à la méthode linéaire dont le but est d’apprendre la matière vue progressivement, mais du début à la fin en une seule fois, avant de passer à d’autres sujets pour ne jamais revenir sur les sujets considérés comme acquis totalement.</text:p>
      <text:p text:style-name="P45"><text:soft-page-break/>Outre l’enseignement linéaire et l’enseignement en spirale, il existe :</text:p>
      <text:list text:style-name="L6">
        <text:list-item>
          <text:p text:style-name="P46">L’enseignement par projet. Cette approche consiste à organiser les cours autour de projets concrets, qui permettent aux élèves d’appliquer les connaissances et les compétences acquises dans un contexte réel.</text:p>
        </text:list-item>
        <text:list-item>
          <text:p text:style-name="P46">L’enseignement coopératif. Cette méthode encourage la collaboration entre les élèves. Les élèves travaillent en groupes pour accomplir des tâches et résoudre des problèmes.</text:p>
        </text:list-item>
        <text:list-item>
          <text:p text:style-name="P46">L’enseignement différencié. Cette méthode consiste à adapter l’enseignement à chaque élève en fonction de ses besoins et de ses capacités.</text:p>
        </text:list-item>
      </text:list>
      <text:p text:style-name="P45">Dans ce projet, la philosophie est d’ajouter à la méthode d’enseignement en spirale des techniques d’enseignement différencié afin de permettre à chaque élève d’avancer à son rythme et de permettre à l’enseignant de mieux évaluer quelles sont les forces et les faiblesses de chaque élève vis-à-vis des différentes matières traitées, et ainsi d’y remédier, tout en n’empêchant pas les autres élèves d’évoluer à leur propre rythme.</text:p>
      <text:h text:style-name="Heading_20_2" text:outline-level="2"><text:bookmark-start text:name="__RefHeading___Toc733_1427515529"/>Point de vue technologique<office:annotation loext:resolved="false"><dc:creator>Auteur inconnu</dc:creator><dc:date>2023-06-13T20:46:40.518000000</dc:date><text:p text:style-name="P67"><text:span text:style-name="T9">Dans cette partie, l’objectif est de présenter en détails les aspects pédagogiques et technologiques de votre projet. Cela implique de justifier vos choix en expliquant comment ils sont alignés avec les objectifs pédagogiques et comment ils contribuent à créer une expérience d’apprentissage engageante. Assurez-vous d’inclure des références pertinentes, des recherches antérieures et des exemples concrets pour étayer vos arguments et renforcer la crédibilité de votre approche.</text:span></text:p></office:annotation><text:bookmark-end text:name="__RefHeading___Toc733_1427515529"/></text:h>
      <text:h text:style-name="Heading_20_3" text:outline-level="3"><text:bookmark-start text:name="__RefHeading___Toc735_1427515529"/>Choix du moteur de jeu<office:annotation loext:resolved="false"><dc:creator>Auteur inconnu</dc:creator><dc:date>2023-06-13T19:05:39.250000000</dc:date><text:p text:style-name="P67"><text:span text:style-name="T9"><text:s text:c="4"/>• </text:span><text:span text:style-name="T9">Présentez le moteur de jeu que vous avez sélectionné pour développer votre jeu vidéo éducatif.</text:span></text:p><text:p text:style-name="P67"><text:span text:style-name="T9"><text:s text:c="4"/>• </text:span><text:span text:style-name="T9">Expliquez les raisons de ce choix en mettant en avant les fonctionnalités, la facilité d’utilisation, la compatibilité avec les plates-formes cibles, etc.</text:span></text:p></office:annotation><text:bookmark-end text:name="__RefHeading___Toc735_1427515529"/></text:h>
      <text:p text:style-name="P47">Il existe de nombreux moteurs de jeux dans l’écosystème du jeu vidéo, mais quatre options principales se sont imposées : Unity, Unreal Engine, Godot ou un moteur de jeu fait à la main spécialement pour le projet.</text:p>
      <text:h text:style-name="Heading_20_4" text:outline-level="4"><text:bookmark-start text:name="__RefHeading___Toc1842_2288224028"/>Avantages et inconvénients<text:bookmark-end text:name="__RefHeading___Toc1842_2288224028"/></text:h>
      <text:p text:style-name="P47">Il était nécessaire de choisir entre ces quatre options et n’en garder qu’une. Pour cela, j’ai listé les avantages et les inconvénients que je pouvais trouver pour chacune des options<text:note text:id="ftn0" text:note-class="footnote"><text:note-citation>2</text:note-citation><text:note-body><text:p text:style-name="P11">Ces avantages et inconvénients sont des interprétations basées sur mon expérience personnelle et sur les informations que j’ai pu trouver en ligne. Ils ne seront donc pas les même pour chaque développeur, et encore moins pour chaque projet.</text:p></text:note-body></text:note>.</text:p>
      <text:p text:style-name="P47"><office:annotation loext:resolved="false"><dc:creator>Auteur inconnu</dc:creator><dc:date>2023-06-13T20:25:49.265000000</dc:date><text:p text:style-name="P67"><text:span text:style-name="T9">Ajouter les avantages et inconvénients de chacune des options envisagées : Unity, Unreal Engine, Godot ou un moteur de jeu fait à la main pour le projet.</text:span></text:p></office:annotation></text:p>
      <text:p text:style-name="P48">Une fois ces listes réalisées, il m’était plus facile de choisir mon option préférée : Unity.</text:p>
      <text:h text:style-name="Heading_20_4" text:outline-level="4"><text:bookmark-start text:name="__RefHeading___Toc1844_2288224028"/>Version<text:bookmark-end text:name="__RefHeading___Toc1844_2288224028"/></text:h>
      <text:p text:style-name="P48">Une fois le moteur de jeu choisi, il faut choisir la version de celui-ci.</text:p>
      <text:p text:style-name="P48">Pour ce projet, j’ai choisi la version 2022.2, une version stable et qui possède un support à long terme (LTS)<text:note text:id="ftn1" text:note-class="footnote"><text:note-citation>3</text:note-citation><text:note-body><text:p text:style-name="P12">Cette version n’est plus reconnue en tant que version LTS par Unity depuis le début du mois de juin 2023 et la sortie officielle de la version 2023.3 du moteur.</text:p></text:note-body></text:note>.</text:p>
      <text:h text:style-name="Heading_20_3" text:outline-level="3"><text:bookmark-start text:name="__RefHeading___Toc737_1427515529"/><text:soft-page-break/><text:span text:style-name="T3">Choix du s</text:span>ystème de base de données<office:annotation loext:resolved="false"><dc:creator>Auteur inconnu</dc:creator><dc:date>2023-06-13T20:31:28.307000000</dc:date><text:p text:style-name="P67"><text:span text:style-name="T9"><text:s text:c="4"/>• </text:span><text:span text:style-name="T9">Discutez du système de base de données que vous avez choisi pour stocker et gérer les données liées au jeu vidéo éducatif.</text:span></text:p><text:p text:style-name="P67"><text:span text:style-name="T9"><text:s text:c="4"/>• </text:span><text:span text:style-name="T9">Précisez les critères de sélection, tels que la performance, la stabilité, la compatibilité avec d’autres technologies utilisées, etc.</text:span></text:p></office:annotation><text:bookmark-end text:name="__RefHeading___Toc737_1427515529"/></text:h>
      <text:p text:style-name="P49">Une des premières questions qui se sont posées lors du choix des technologies à utiliser était de savoir si oui ou non un système de base de données était nécessaire – et si oui, lequel.</text:p>
      <text:p text:style-name="P49">La réponse a immédiatement paru évidente :</text:p>
      <text:list text:style-name="L25">
        <text:list-item>
          <text:p text:style-name="P50">Le jeu doit être personnalisable en suivant tout un nombre de critère. Il faut donc enregistrer ces critères et les valeurs de personnalisation pour chacun des utilisateurs du jeu de manière regroupée afin de voir si les critères choisis et les personnalisations qui en résultent sont adaptées aux utilisateurs, à l’objectif du jeu et à l’utilisation qui en est faite.</text:p>
        </text:list-item>
        <text:list-item>
          <text:p text:style-name="P50">Le jeu doit être capable de générer lui-même toute une série de fonctionnalités à partir d’informations génériques : il faut donc stocker ces informations génériques de manière groupée.</text:p>
        </text:list-item>
        <text:list-item>
          <text:p text:style-name="P50">Le jeu doit être suffisamment léger pour que l’investissement matériel des utilisateurs soit minimal. De nombreuses informations doivent être centralisées afin de permettre un allègement du logiciel.</text:p>
        </text:list-item>
        <text:list-item>
          <text:p text:style-name="P50">L’utilisation du jeu doit rester confortable. Afin que les mises à jour restent limitées, il paraît intéressant de centraliser dans un serveur toutes les informations qui peuvent être actualisées fréquemment afin que les utilisateurs n’aient pas le besoin de faire de mises à jour de manière trop fréquente.</text:p>
        </text:list-item>
      </text:list>
      <text:p text:style-name="P49">Pour ces raisons, et bien plus encore, un système de base de données représentait un outil dont il est impossible de se passer. Mais encore faut-il que ce système soit adapté à nos outils existants et aux données qu’il va enregistrer.</text:p>
      <text:h text:style-name="Heading_20_4" text:outline-level="4"><text:bookmark-start text:name="__RefHeading___Toc1846_2288224028"/>Critères<text:bookmark-end text:name="__RefHeading___Toc1846_2288224028"/></text:h>
      <text:p text:style-name="P49">Ainsi, il faut que le système de gestion de base de données (SGBD) choisi soit compatible avec Unity et puisse être utilisé aussi bien sur l’environnement de développement local que à distance sans trop de modifications.</text:p>
      <text:p text:style-name="P49">La deuxième partie de la question fut relativement simple à fournir : pour que la base de données puisse être utilisable sur des environnements différents, une conteneurisation du système via Docker<office:annotation loext:resolved="false"><dc:creator>Auteur inconnu</dc:creator><dc:date>2023-06-13T20:39:39.079000000</dc:date><text:p text:style-name="P67"><text:span text:style-name="T9">Pourquoi Docker et pas des alternatives ?</text:span></text:p></office:annotation> a été choisie.</text:p>
      <text:p text:style-name="P49">Il ne reste plus qu’à choisir entre les différents types de base de données : base de données relationnelle ou non ?</text:p>
      <text:p text:style-name="P49">Pour cela, il fallait surtout prendre en compte la complexité de la structure des données à enregistrer. J’ai donc choisi un système relationnel car les données enregistrées seront mises en forme de manière linéaire afin de pouvoir les rechercher plus facilement et de manière automatique<office:annotation loext:resolved="false"><dc:creator>Auteur inconnu</dc:creator><dc:date>2023-06-13T20:41:18.343000000</dc:date><text:p text:style-name="P67"><text:span text:style-name="T9">Renvoyer vers un exemple d’illustration.</text:span></text:p></office:annotation>.</text:p>
      <text:p text:style-name="P49"><text:soft-page-break/>Enfin, pour terminer de répondre à la question, il fallait choisir le système en lui-même. Encore une fois, de nombreuses options se dressaient face à moi, mais les plus intéressantes étaient MySQL, PostgreSQL et Microsoft SQL Server.</text:p>
      <text:h text:style-name="Heading_20_4" text:outline-level="4"><text:bookmark-start text:name="__RefHeading___Toc1848_2288224028"/>Avantages et inconvénients<text:bookmark-end text:name="__RefHeading___Toc1848_2288224028"/></text:h>
      <text:p text:style-name="P49">Afin de choisir quel serait le système de gestion de base de données pour mon projet, j’ai aussi choisi de lister les avantages et inconvénients de chaque option :</text:p>
      <text:p text:style-name="P49"><office:annotation loext:resolved="false"><dc:creator>Auteur inconnu</dc:creator><dc:date>2023-06-13T20:44:12.478000000</dc:date><text:p text:style-name="P67"><text:span text:style-name="T9">Ajouter les avantages et les inconvénients des trois options principales de système de gestion de base de données : MySQL, PostgreSQL et Microsoft SQL Server.</text:span></text:p></office:annotation></text:p>
      <text:p text:style-name="P49">Résultat : mon choix s’est porté sur PostgreSQL.</text:p>
      <text:h text:style-name="Heading_20_3" text:outline-level="3"><text:bookmark-start text:name="__RefHeading___Toc739_1427515529"/>Autres outils technologiques utilisés<office:annotation loext:resolved="false"><dc:creator>Auteur inconnu</dc:creator><dc:date>2023-06-13T20:46:16.988000000</dc:date><text:p text:style-name="P67"><text:span text:style-name="T9"><text:s text:c="4"/>• </text:span><text:span text:style-name="T9">Mentionnez d’autres outils technologiques pertinents que vous avez sélectionnés pour faciliter le développement du jeu, tels que des bibliothèques de scripts, des outils de gestion de version, des éditeurs graphiques, etc.</text:span></text:p><text:p text:style-name="P67"><text:span text:style-name="T9"><text:s text:c="4"/>• </text:span><text:span text:style-name="T9">Expliquez brièvement l’utilité de chaque outil et son impact sur le processus de développement.</text:span></text:p></office:annotation><text:bookmark-end text:name="__RefHeading___Toc739_1427515529"/></text:h>
      <text:p text:style-name="P49">Au delà des composantes strictes du jeu, il y a quelques autres outils dont l’utilisation est notable.</text:p>
      <text:h text:style-name="Heading_20_4" text:outline-level="4"><text:bookmark-start text:name="__RefHeading___Toc1850_2288224028"/>Environnement de développement<text:bookmark-end text:name="__RefHeading___Toc1850_2288224028"/></text:h>
      <text:p text:style-name="P51">Lorsque l’on utilise Unity Engine comme moteur de jeu, il nous propose par défaut l’utilisation de Visual Studio pour la partie développement. Mais il nous propose aussi l’utilisation de Visual Studio Code<text:note text:id="ftn4" text:note-class="footnote"><text:note-citation>4</text:note-citation><text:note-body><text:p text:style-name="Footnote">« <text:span text:style-name="T8">Visual Studio Code » </text:span>sera abrévié « VSCode » pour éviter la confusion dans la suite de cette partie.</text:p></text:note-body></text:note>. C’est cette deuxième option que j’ai choisie.</text:p>
      <text:p text:style-name="P51">En effet, l’argument principal en la défaveur de Visual Studio est son poids. Sur la page officiel de Microsoft concernant la configuration requise pour Visual Studio 2022, il est fait mention du fait qu’une installation classique de l’application pèse entre 20 et 50 giga-octets<text:note text:id="ftn2" text:note-class="footnote"><text:note-citation>5</text:note-citation><text:note-body><text:p text:style-name="Footnote"><text:span text:style-name="T4">« Configuration requise pour la famille de produits Visual Studio 2022 », Microsoft [En ligne].<text:line-break/></text:span><text:a xlink:type="simple" xlink:href="https://learn.microsoft.com/fr-fr/visualstudio/releases/2022/system-requirements" text:style-name="Internet_20_link" text:visited-style-name="Visited_20_Internet_20_Link"><text:span text:style-name="T4">https://learn.microsoft.com/fr-fr/visualstudio/releases/2022/system-requirements</text:span></text:a> </text:p></text:note-body></text:note>. Cette information est sans compter les outils supplémentaires à disposition, qui amèneraient une installation complète jusqu’à 210 giga-octets.</text:p>
      <text:p text:style-name="P51">A contrario, VSCode pèse moins de 500 mega-octets, et les extensions qui peuvent y être installées ne pèsent pas non plus très lourd, ou en tout cas bien moins lourd que les outils supplémentaires de Visual Studio.</text:p>
      <text:p text:style-name="P51">En parlant d’extensions, VSCode a cette particularité d’être ajustable selon les besoins de l’utilisateur : peu importe le type de projet et le ou les langage(s) utilisé(s) pour programmer, il existera certainement des extensions permettant de rendre plus confortable les missions à remplir. Ce qui n’est pas le cas de Visual Studio qui est optimisé pour la programmation en C# et en C++.</text:p>
      <text:p text:style-name="P51">Pour résumer, le choix de VSCode s’est basé principalement sur le poids et les besoins en ressources de l’application, mais aussi la facilité de l’application de s’adapter aux besoins et aux préférences de son utilisateur.</text:p>
      <text:h text:style-name="P23" text:outline-level="4"><text:bookmark-start text:name="__RefHeading___Toc1852_2288224028"/><text:soft-page-break/>Gestion de projet<text:bookmark-end text:name="__RefHeading___Toc1852_2288224028"/></text:h>
      <text:p text:style-name="P52">Pour la gestion de projet, seul un duo d’applications a été retenu : Git et GitHub.</text:p>
      <text:p text:style-name="P52">Ce duo permet de gérer facilement les projets, qu’ils soient collaboratifs ou non, privés ou publiques, et ce grâce à leur utilisation en tant qu’outil de versionnage du code.</text:p>
      <text:p text:style-name="P52">Certains des critères qui ont penché la balance vers leur utilisation sont :</text:p>
      <text:list text:style-name="L26">
        <text:list-item>
          <text:p text:style-name="P53">En tant qu’outil de versionnage du code, Git permet de revenir facilement sur ses pas lors d’expérimentations grâce aux branches et de localiser quand on été faites certaines transformations du code grâce aux commits.</text:p>
        </text:list-item>
        <text:list-item>
          <text:p text:style-name="P53">Git permet aussi d’enregistrer les fichiers plus lourds nécessaires notamment lors de la réalisation de jeux vidéo grâce à son option LFS<office:annotation loext:resolved="false"><dc:creator>Auteur inconnu</dc:creator><dc:date>2023-06-13T21:02:28.268000000</dc:date><text:p text:style-name="P67"><text:span text:style-name="T9">Ajouter une explication pour LFS ou renvoyer vers une explication.</text:span></text:p></office:annotation>.</text:p>
        </text:list-item>
        <text:list-item>
          <text:p text:style-name="P53">GitHub permet d’enregistrer le code de manière distante afin d’en avoir toujours une sauvegarde récupérable en cas de désastre.</text:p>
        </text:list-item>
        <text:list-item>
          <text:p text:style-name="P53">GitHub met à disposition un environnement complet de gestion de projet grâce aux <text:span text:style-name="T5">issues</text:span><text:span text:style-name="T6"> et aux tableaux de projets.</text:span></text:p>
        </text:list-item>
      </text:list>
      <text:p text:style-name="P52"><text:span text:style-name="T6">Autant le choix de Git paraissait une évidence pour la gestion du code, autant le choix d’utilisation de GitHub par rapport à des alternatives comme GitLab ou d’autres s’est faite grâce à l’expérience que j’ai acquise sur l’application lors de mes projets précédents (scolaires ou non) et au temps que j’ai passé à l’utiliser.</text:span></text:p>
      <text:h text:style-name="P16" text:outline-level="1"><text:bookmark-start text:name="__RefHeading___Toc741_1427515529"/>Réalisation<text:bookmark-end text:name="__RefHeading___Toc741_1427515529"/></text:h>
      <text:h text:style-name="Heading_20_2" text:outline-level="2"><text:bookmark-start text:name="__RefHeading___Toc743_1427515529"/>Point de vue technique<text:bookmark-end text:name="__RefHeading___Toc743_1427515529"/></text:h>
      <text:h text:style-name="Heading_20_3" text:outline-level="3"><text:bookmark-start text:name="__RefHeading___Toc745_1427515529"/>Création de la base de données pour le jeu<text:bookmark-end text:name="__RefHeading___Toc745_1427515529"/></text:h>
      <text:h text:style-name="Heading_20_4" text:outline-level="4"><text:bookmark-start text:name="__RefHeading___Toc747_1427515529"/>Configuration de l’application<office:annotation loext:resolved="false"><dc:creator>Auteur inconnu</dc:creator><dc:date>2023-06-13T21:06:42.674000000</dc:date><text:p text:style-name="P67"><text:span text:style-name="T9"><text:s text:c="4"/>• </text:span><text:span text:style-name="T9">Expliquez en détail comment vous avez configuré le système de base de données pour votre jeu vidéo éducatif.</text:span></text:p><text:p text:style-name="P67"><text:span text:style-name="T9"><text:s text:c="4"/>• </text:span><text:span text:style-name="T9">Présentez les choix de conception concernant la structure de la base de données, les tables, les relations, etc.</text:span></text:p></office:annotation><text:bookmark-end text:name="__RefHeading___Toc747_1427515529"/></text:h>
      <text:p text:style-name="P54">L’application de base de données a été créée au sein d’un conteneur Docker grâce à l’utilisation d’un fichier Docker Compose. Deux services la composent :</text:p>
      <text:list text:style-name="L27">
        <text:list-item>
          <text:p text:style-name="P55">Un service comprenant une image de PostgreSQL pour la base de données.</text:p>
        </text:list-item>
        <text:list-item>
          <text:p text:style-name="P55">Un service comprenant une image d’Adminer pour une gestion visuelle de la base de données.</text:p>
        </text:list-item>
      </text:list>
      <text:p text:style-name="P54">La configuration des services est une configuration basique. Les seules modifications notables sont l’utilisation de fichiers externes pour le stockage des identifiants et mot de passe et l’utilisation d’un dossier comprenant les scripts SQL à lancer au premier démarrage de l’application.</text:p>
      <text:p text:style-name="P54">Voici le fichier Docker Compose (<text:span text:style-name="T5">compose.yaml</text:span><text:span text:style-name="T6">) reprenant les spécifications de l’application de base de données pour le projet :</text:span></text:p>
      <text:p text:style-name="Preformatted_20_Text">services:</text:p>
      <text:p text:style-name="Preformatted_20_Text"><text:s text:c="2"/>database:</text:p>
      <text:p text:style-name="Preformatted_20_Text"><text:s text:c="4"/>image: postgres</text:p>
      <text:p text:style-name="Preformatted_20_Text"><text:s text:c="4"/>restart: always</text:p>
      <text:p text:style-name="Preformatted_20_Text"><text:s text:c="4"/>environment:</text:p>
      <text:p text:style-name="Preformatted_20_Text"><text:s text:c="6"/>- POSTGRES_USER_FILE=/run/secrets/postgres_user <text:s/># OPTIONAL - If not specified, "postgres" will be used - Username of superuser</text:p>
      <text:p text:style-name="Preformatted_20_Text"><text:s text:c="6"/>- POSTGRES_PASSWORD_FILE=/run/secrets/postgres_password</text:p>
      <text:p text:style-name="Preformatted_20_Text"><text:s text:c="6"/>- POSTGRES_DB=tfe_database</text:p>
      <text:p text:style-name="Preformatted_20_Text"><text:s text:c="4"/>ports:</text:p>
      <text:p text:style-name="Preformatted_20_Text"><text:s text:c="6"/>- 5432:5432</text:p>
      <text:p text:style-name="Preformatted_20_Text"><text:s text:c="4"/>volumes:</text:p>
      <text:p text:style-name="Preformatted_20_Text"><text:s text:c="6"/>- ./initscripts/:/docker-entrypoint-initdb.d/</text:p>
      <text:p text:style-name="Preformatted_20_Text"><text:s text:c="4"/>secrets:</text:p>
      <text:p text:style-name="Preformatted_20_Text"><text:s text:c="6"/>- postgres_user</text:p>
      <text:p text:style-name="Preformatted_20_Text"><text:s text:c="6"/>- postgres_password</text:p>
      <text:p text:style-name="Preformatted_20_Text"/>
      <text:p text:style-name="Preformatted_20_Text"><text:s text:c="2"/>adminer:</text:p>
      <text:p text:style-name="Preformatted_20_Text"><text:s text:c="4"/>image: adminer</text:p>
      <text:p text:style-name="Preformatted_20_Text"><text:s text:c="4"/>restart: always</text:p>
      <text:p text:style-name="Preformatted_20_Text"><text:s text:c="4"/>ports: </text:p>
      <text:p text:style-name="Preformatted_20_Text"><text:s text:c="6"/>- 8080:8080</text:p>
      <text:p text:style-name="Preformatted_20_Text"/>
      <text:p text:style-name="Preformatted_20_Text">secrets:</text:p>
      <text:p text:style-name="Preformatted_20_Text"><text:soft-page-break/><text:s text:c="2"/>postgres_password:</text:p>
      <text:p text:style-name="Preformatted_20_Text"><text:s text:c="4"/>file: ./secrets/postgres-superpassword</text:p>
      <text:p text:style-name="Preformatted_20_Text"><text:s text:c="2"/>postgres_user:</text:p>
      <text:p text:style-name="Preformatted_20_Text"><text:s text:c="4"/>file: ./secrets/postgres-superuser</text:p>
      <text:p text:style-name="P54">Les raisons amenant à l’utilisation de Docker et Docker Compose sont les nombreux arguments en faveur d’une conteneurisation des applications. Les raisons les plus importantes par rapport au contexte de ce travail sont :</text:p>
      <text:list xml:id="list2056254128" text:style-name="L28">
        <text:list-item>
          <text:p text:style-name="P56">L’isolation. Isoler une application dans un conteneur permet de gérer les dépendances et configurations de cette application de manière indépendante du reste du projet et du système qui héberge Docker.</text:p>
        </text:list-item>
        <text:list-item>
          <text:p text:style-name="P56">La facilité de déploiement. L’entièreté de l’application de base de données peut être créée et configurée grâce à un seul fichier de configurations de quelques lignes. Pour effectuer le déploiement, il suffit ensuite d’une seule ligne de commande afin d’exécuter ce fichier.</text:p>
        </text:list-item>
        <text:list-item>
          <text:p text:style-name="P58">La portabilité. Avoir des conteneurs indépendants du système qui l’héberge permet de facilement déployer l’application sur différents environnements (développement, production, cloud, etc.) sans avoir à se soucier des différences de configuration.</text:p>
        </text:list-item>
      </text:list>
      <text:h text:style-name="Heading_20_4" text:outline-level="4"><text:bookmark-start text:name="__RefHeading___Toc749_1427515529"/>Sécurisation et amélioration de l’application<office:annotation loext:resolved="false"><dc:creator>Auteur inconnu</dc:creator><dc:date>2023-06-13T21:14:34.873000000</dc:date><text:p text:style-name="P67"><text:span text:style-name="T9">Discutez des considérations de performance, de sécurité et de gestion des données dans le contexte de votre projet.</text:span></text:p></office:annotation><text:bookmark-end text:name="__RefHeading___Toc749_1427515529"/></text:h>
      <text:p text:style-name="P57">Pour ce projet, l’objectif principal concernant l’application de base de données est qu’elle soit simple en termes de configuration et d’utilisation.</text:p>
      <text:p text:style-name="P57">Néanmoins, l’utilisation de Docker permet d’adapter relativement facilement l’infrastructure de l’application pour répondre à d’autres objectifs. Les services existants peuvent être améliorés à l’aide de configurations supplémentaires afin de les optimiser ou d’améliorer la sécurité, et d’autres catégories de services peuvent être greffés à l’infrastructure existante selon les objectifs souhaités :</text:p>
      <text:list text:style-name="L29">
        <text:list-item>
          <text:p text:style-name="P59">Un serveur de cache afin d’améliorer les performances de l’application. Ces services peuvent être utilisés pour stocker des données fréquemment consultées dans la mémoire, réduisant ainsi les requêtes à la base de données PostgreSQL et accélérant le temps de réponse. Ce type de service est intéressant lorsque le nombre de requêtes vers la base de données devient important.</text:p>
        </text:list-item>
        <text:list-item>
          <text:p text:style-name="P59">Un service de monitoring et de logs pour surveiller les performances et la santé de l’infrastructure de conteneurs. Ces services permettent de collecter des métriques et de visualiser les données de performance afin de permettre de diagnostiquer les problèmes potentiels pour les résoudre au plus tôt.</text:p>
        </text:list-item>
        <text:list-item>
          <text:p text:style-name="P59">Un service de sauvegarde et de restauration afin de planifier des sauvegardes régulières et de faciliter la récupération des données en cas de besoin.</text:p>
        </text:list-item>
      </text:list>
      <text:p text:style-name="P57"><text:soft-page-break/>D’autres services plus avancés peuvent aussi être envisagés : serveur de cache inversé, serveur de files d’attente, services de tests et d’automatisation, etc.</text:p>
      <text:h text:style-name="Heading_20_3" text:outline-level="3"><text:bookmark-start text:name="__RefHeading___Toc751_1427515529"/>Gestion des données dans le jeu<text:bookmark-end text:name="__RefHeading___Toc751_1427515529"/></text:h>
      <text:h text:style-name="Heading_20_4" text:outline-level="4"><text:bookmark-start text:name="__RefHeading___Toc753_1427515529"/>Opérations sur les données (sauvegarde, chargement, etc.)<text:bookmark-end text:name="__RefHeading___Toc753_1427515529"/></text:h>
      <text:list text:style-name="L12">
        <text:list-item>
          <text:p text:style-name="P30">Décrivez comment vous avez géré les opérations sur les données, telles que l’insertion, la mise à jour et la suppression.</text:p>
        </text:list-item>
        <text:list-item>
          <text:p text:style-name="P30">Expliquez comment vous avez implémenté des fonctionnalités spécifiques liées à la gestion des données telles que la recherches, le tri, les filtres, etc.</text:p>
        </text:list-item>
      </text:list>
      <text:h text:style-name="Heading_20_4" text:outline-level="4"><text:bookmark-start text:name="__RefHeading___Toc755_1427515529"/>Conformités aux réglementations de protection des données (RGPD)<text:bookmark-end text:name="__RefHeading___Toc755_1427515529"/></text:h>
      <text:list text:style-name="L13">
        <text:list-item>
          <text:p text:style-name="P31">Abordez les mesures prises pour garantir la confidentialité et la conformité avec le RGPD dans la manipulation des données des utilisateurs.</text:p>
        </text:list-item>
      </text:list>
      <text:h text:style-name="Heading_20_3" text:outline-level="3"><text:bookmark-start text:name="__RefHeading___Toc757_1427515529"/>Développement du jeu<text:bookmark-end text:name="__RefHeading___Toc757_1427515529"/></text:h>
      <text:h text:style-name="Heading_20_4" text:outline-level="4"><text:bookmark-start text:name="__RefHeading___Toc759_1427515529"/>Choix de l’architecture logicielle et de la conception technique<text:bookmark-end text:name="__RefHeading___Toc759_1427515529"/></text:h>
      <text:list text:style-name="L14">
        <text:list-item>
          <text:p text:style-name="P32">Présentez les différentes étapes de développement du jeu, de la conception initiale à l’itération et à l’amélioration continue.</text:p>
        </text:list-item>
        <text:list-item>
          <text:p text:style-name="P32">Expliquez les choix de conception du gameplay, des mécanismes de jeu et des interactions utilisateur pour favoriser l’apprentissage et l’engagement.</text:p>
        </text:list-item>
        <text:list-item>
          <text:p text:style-name="P32">Décrivez les défis techniques rencontrés lors du développement du jeu et les solutions mises en place pour les surmonter.</text:p>
        </text:list-item>
      </text:list>
      <text:h text:style-name="Heading_20_4" text:outline-level="4"><text:bookmark-start text:name="__RefHeading___Toc761_1427515529"/>Intégration des fonctionnalités spécifiques aux mathématiques<text:bookmark-end text:name="__RefHeading___Toc761_1427515529"/></text:h>
      <text:list text:style-name="L15">
        <text:list-item>
          <text:p text:style-name="P33">???</text:p>
        </text:list-item>
      </text:list>
      <text:h text:style-name="Heading_20_2" text:outline-level="2"><text:bookmark-start text:name="__RefHeading___Toc763_1427515529"/>Point de vue éducatif<text:bookmark-end text:name="__RefHeading___Toc763_1427515529"/></text:h>
      <text:h text:style-name="Heading_20_3" text:outline-level="3"><text:bookmark-start text:name="__RefHeading___Toc765_1427515529"/>Création des niveaux et des exercices mathématiques<text:bookmark-end text:name="__RefHeading___Toc765_1427515529"/></text:h>
      <text:list text:style-name="L16">
        <text:list-item>
          <text:p text:style-name="P34">Expliquez comment vous avez généré les exercices mathématiques adaptés aux différents niveaux et compétences des élèves.</text:p>
        </text:list-item>
        <text:list-item>
          <text:p text:style-name="P34">Présentez les algorithmes ou les méthodes utilisées pour créer des exercices variés et pertinents pour l’apprentissage des mathématiques.</text:p>
        </text:list-item>
      </text:list>
      <text:h text:style-name="Heading_20_3" text:outline-level="3"><text:bookmark-start text:name="__RefHeading___Toc767_1427515529"/>Évaluation des résultats des joueurs<text:bookmark-end text:name="__RefHeading___Toc767_1427515529"/></text:h>
      <text:list text:style-name="L17">
        <text:list-item>
          <text:p text:style-name="P35">Décrivez comment vous avez évalué les résultats des joueurs et mesuré leurs progrès en termes de compétences mathématiques.</text:p>
        </text:list-item>
        <text:list-item>
          <text:p text:style-name="P35"><text:soft-page-break/>Présentez les métriques utilisées pour évaluer les performances de joueurs et fournir un retour d’information personnalisé.</text:p>
        </text:list-item>
      </text:list>
      <text:h text:style-name="Heading_20_3" text:outline-level="3"><text:bookmark-start text:name="__RefHeading___Toc769_1427515529"/>Adaptation de la difficulté du jeu en fonction des compétences et de la progression des joueurs<text:bookmark-end text:name="__RefHeading___Toc769_1427515529"/></text:h>
      <text:list text:style-name="L18">
        <text:list-item>
          <text:p text:style-name="P36">Discutez de l’impact de ces évaluations sur l’adaptation de la difficulté du jeu et l’ajustement des exercices proposés.</text:p>
        </text:list-item>
      </text:list>
      <text:h text:style-name="Heading_20_2" text:outline-level="2"><text:bookmark-start text:name="__RefHeading___Toc771_1427515529"/>Point de vue créatif<text:bookmark-end text:name="__RefHeading___Toc771_1427515529"/></text:h>
      <text:h text:style-name="Heading_20_3" text:outline-level="3"><text:bookmark-start text:name="__RefHeading___Toc773_1427515529"/>Sources d’inspiration pour la conception artistique du jeu<text:bookmark-end text:name="__RefHeading___Toc773_1427515529"/></text:h>
      <text:list text:style-name="L19">
        <text:list-item>
          <text:p text:style-name="P37">Identifiez les sources d’inspiration qui ont influencé le concept, le design visuel ou l’ambiance sonore de votre jeu vidéo éducatif.</text:p>
        </text:list-item>
        <text:list-item>
          <text:p text:style-name="P37">Expliquez comment ces inspirations ont été intégrées de manière créative pour stimuler l’intérêt et l’engagement des joueurs.</text:p>
        </text:list-item>
      </text:list>
      <text:h text:style-name="Heading_20_3" text:outline-level="3"><text:bookmark-start text:name="__RefHeading___Toc775_1427515529"/>Méthodes créatives utilisées pour créer une expérience ludique et engageante<text:bookmark-end text:name="__RefHeading___Toc775_1427515529"/></text:h>
      <text:p text:style-name="P5">Décrivez les méthodes ou les approches créatives que vous avez utilisées lors du développement du jeu, telles que le brainstorming, le prototypage rapide, etc.</text:p>
      <text:p text:style-name="P5">Expliquez comment ces méthodes ont favorisé l’innovation, la résolution de problèmes et l’exploration de nouvelles idées pour rendre votre jeu plus attrayant et efficace sur le plan pédagogique.</text:p>
      <text:p text:style-name="P6"><text:span text:style-name="T1">→ Dans cette partie, l’objectif est de présenter en détail le processus de réalisation de votre jeu vidéo éducatif. Cela inclut les aspects techniques, tels que la configuration du système de base de données et la gestion des données, ainsi que les aspects pédagogiques, tels que la génération des exercices et l’évaluation des résultats. En mettant l’accent sur les choix de conception, les défis techniques et les solutions mises en place, vous démontrerez votre compréhension approfondie du domaine et votre capacité à réaliser un projet à la fois techniquement solide et pédagogiquement pertinent.</text:span></text:p>
      <text:h text:style-name="P16" text:outline-level="1"><text:bookmark-start text:name="__RefHeading___Toc777_1427515529"/>Méthodologie de travail<text:bookmark-end text:name="__RefHeading___Toc777_1427515529"/></text:h>
      <text:p text:style-name="P5">Présentation de la méthodologie employée pour mener à bien le projet de développement du jeu vidéo éducatif.</text:p>
      <text:h text:style-name="Heading_20_2" text:outline-level="2"><text:bookmark-start text:name="__RefHeading___Toc781_1427515529"/>Planification et <text:span text:style-name="T1">gestion du projet</text:span><text:bookmark-end text:name="__RefHeading___Toc781_1427515529"/></text:h>
      <text:list text:style-name="L20">
        <text:list-item>
          <text:p text:style-name="P38">Expliquez comment vous avez planifié et organisé les différentes phases du projet, en mettant en évidence les principales étapes et les échéances.</text:p>
        </text:list-item>
        <text:list-item>
          <text:p text:style-name="P38">Décrivez les outils de gestion de projet utilisés tels que les diagrammes de Gantt, les tableaux de bord ou les méthodes agiles, et comment ils ont contribué à assurer la progression du projet.</text:p>
        </text:list-item>
        <text:list-item>
          <text:p text:style-name="P38">Discutez des stratégies adoptées pour la gestion des ressources, du suivi des tâches et de la communication au sein de l’équipe de développement.</text:p>
        </text:list-item>
      </text:list>
      <text:h text:style-name="Heading_20_2" text:outline-level="2"><text:bookmark-start text:name="__RefHeading___Toc805_1427515529"/>Recherche et documentation<text:bookmark-end text:name="__RefHeading___Toc805_1427515529"/></text:h>
      <text:list text:style-name="L21">
        <text:list-item>
          <text:p text:style-name="P39">Présentez les différentes sources d’information utilisées pour la recherche sur les méthodes d’enseignement, les concepts pédagogiques et les outils technologiques adaptés.</text:p>
        </text:list-item>
        <text:list-item>
          <text:p text:style-name="P39">Expliquez comment vous avez recueilli, analysé et synthétisé les informations pertinentes pour orienter le développement du jeu vidéo éducatif.</text:p>
        </text:list-item>
        <text:list-item>
          <text:p text:style-name="P39">Mettez en évidence les bonnes pratiques de documentation adoptées pour assurer la traçabilité des décisions prises et faciliter la collaboration au sein de l’équipe.</text:p>
        </text:list-item>
      </text:list>
      <text:h text:style-name="Heading_20_2" text:outline-level="2"><text:bookmark-start text:name="__RefHeading___Toc783_1427515529"/>Collaboration et communication avec les parties prenantes<text:bookmark-end text:name="__RefHeading___Toc783_1427515529"/></text:h>
      <text:list text:style-name="L22">
        <text:list-item>
          <text:p text:style-name="P40">Décrivez comment vous avez favorisé la collaboration et la communication entre les membres de l’équipe de développement, ainsi qu’avec les enseignants et les éventuels utilisateurs du jeu.</text:p>
        </text:list-item>
        <text:list-item>
          <text:p text:style-name="P40">Expliquez les outils et les canaux de communication utilisés, tels que les réunions régulières, les outils de partage de fichiers ou les plateformes de gestion de projets collaboratifs.</text:p>
        </text:list-item>
        <text:list-item>
          <text:p text:style-name="P40">Mettez en évidence les pratiques de rétroaction et d’itération adoptées pour améliorer continuellement le projet en fonction des retours et des besoins des utilisateurs.</text:p>
        </text:list-item>
      </text:list>
      <text:h text:style-name="P20" text:outline-level="2"><text:bookmark-start text:name="__RefHeading___Toc807_1427515529"/><text:soft-page-break/>Tests et validation<text:bookmark-end text:name="__RefHeading___Toc807_1427515529"/></text:h>
      <text:list text:style-name="L23">
        <text:list-item>
          <text:p text:style-name="P41">Expliquez comment vous avez mis en place des processus de tests et de validation pour évaluer la qualité du jeu vidéo éducatif.</text:p>
        </text:list-item>
        <text:list-item>
          <text:p text:style-name="P41">Présentez les différents types de tests réalisés, tels que les tests fonctionnels, les tests de performance ou les tests de convivialité, ainsi que les résultats obtenus.</text:p>
        </text:list-item>
        <text:list-item>
          <text:p text:style-name="P41">Discutez des mesures prises pour corriger les erreurs et les problèmes identifiés lors des tests, et comment ces améliorations ont été intégrées dans la version finale du jeu.</text:p>
        </text:list-item>
      </text:list>
      <text:h text:style-name="P20" text:outline-level="2"><text:bookmark-start text:name="__RefHeading___Toc809_1427515529"/>Éthique et confidentialité<text:bookmark-end text:name="__RefHeading___Toc809_1427515529"/></text:h>
      <text:list text:style-name="L24">
        <text:list-item>
          <text:p text:style-name="P42">Abordez les considérations éthiques liées au développement et à l’utilisation du jeu vidéo éducatif, notamment en matière de respect de la vue privée des utilisateurs et de protection des données personnelles.</text:p>
        </text:list-item>
        <text:list-item>
          <text:p text:style-name="P42">Présentez les mesures prises pour garantir la sécurité et la confidentialité des informations collectées lors de l’utilisation du jeu.</text:p>
        </text:list-item>
        <text:list-item>
          <text:p text:style-name="P42">Discutez de toute autre question éthique pertinente liée à votre projet, comme l’inclusivité, l’accessibilité ou la diversité culturelle.</text:p>
        </text:list-item>
      </text:list>
      <text:p text:style-name="P2">→ Dans cette partie, l’objectif est de détailler la méthodologie de travail adoptée tout au long du projet de développement du jeu vidéo éducatif. En mettant en évidence les processus de planification, de recherche, de collaboration, de tests et de validation, ainsi que les considérations éthiques et de confidentialité, vous démontrerez une approche méthodique et rigoureuse pour la réalisation de votre projet.</text:p>
      <text:p text:style-name="P2">Note : La partie « Méthodologie de travail » dans la partie Introduction est une brève mention ou un aperçu général de l’approche méthodologique que vous avez adopée pour mener à bien votre projet. Cela permet de donner une idée globale de la façon dont vous avez abordé le travail.</text:p>
      <text:p text:style-name="P2">En revanche, la section dédiée à la méthodologie de travail dans la partie principale du rapport est un espace dédié où vous pouvez fournir une explication détaillée de votre méthodologie, en abordant les différentes étapes, les outils utilisés, les processus de travail, etc. Cette section permet d’approfondir et de justifier votre approche méthodologique en fournissant des détails concrets sur la façon dont vous avez organisé, planifié et réalisé le projet.</text:p>
      <text:p text:style-name="P2">Il est courant d’inclure une brève mention de la méthodologie dans l’introduction pour donner un aperçu global de votre approche, tandis que la section dédiée à la méthodologie dans la partie principale du rapport permet d’explorer en détail les aspects méthodologiques du projet. Cette double mention permet de situer le lecteur dès le début et de lui fournir ensuite une explication plus approfondie.</text:p>
      <text:h text:style-name="P16" text:outline-level="1"><text:bookmark-start text:name="__RefHeading___Toc785_1427515529"/>Projection<text:bookmark-end text:name="__RefHeading___Toc785_1427515529"/></text:h>
      <text:h text:style-name="P20" text:outline-level="2"><text:bookmark-start text:name="__RefHeading___Toc811_1427515529"/>Récapitulation des objectifs<text:bookmark-end text:name="__RefHeading___Toc811_1427515529"/></text:h>
      <text:p text:style-name="P3">Rappeler brièvement les objectifs principaux des objectifs, tels que l’utilisation d’un jeu vidéo pour l’enseignement des mathématique au premier degré du secondaire afin de replacer le lecteur dans le contexte du projet.</text:p>
      <text:h text:style-name="P21" text:outline-level="2"><text:bookmark-start text:name="__RefHeading___Toc813_1427515529"/>Évaluations et retours d’utilisateurs<text:bookmark-end text:name="__RefHeading___Toc813_1427515529"/></text:h>
      <text:p text:style-name="Text_20_body"><text:bookmark-start text:name="__RefHeading___Toc787_1427515529"/>Évoquer la nécessité de réaliser des évaluations et de recueillir les retours d’utilisateurs afin d’améliorer continuellement votre jeu vidéo éducatif. Discutez des méthodes d’évaluation que vous pourriez utiliser, telles que des questionnaires, des tests de performance ou des observations en classe, et comment ces retours pourraient être utilisés pour améliorer le jeu et son efficacité pédagogique.<text:bookmark-end text:name="__RefHeading___Toc787_1427515529"/></text:p>
      <text:h text:style-name="Heading_20_2" text:outline-level="2"><text:bookmark-start text:name="__RefHeading___Toc817_1427515529"/>Impact et évaluation<text:bookmark-end text:name="__RefHeading___Toc817_1427515529"/></text:h>
      <text:p text:style-name="P3">Discutez de l’impact potentiel du jeu sur l’apprentissage des mathématiques et envisagez des méthodes d’évaluation pour mesurer cet impact. Vous pouvez aborder des indicateurs tels que l’amélioration des résultats scolaires, l’engagement des élèves, l’acquisition de compétences, etc.</text:p>
      <text:h text:style-name="P22" text:outline-level="2"><text:bookmark-start text:name="__RefHeading___Toc819_1427515529"/>Perspectives d’implémentations / Collaboration et partenariats<text:bookmark-end text:name="__RefHeading___Toc819_1427515529"/></text:h>
      <text:p text:style-name="P3">Discuter des possibilités d’implémentation du jeu dans les établissements scolaires ou les classes de mathématiques du premier degré commun de l’enseignement secondaire. Vous pouvez explorer les différentes stratégies pour promouvoir l’utilisation du jeu dans l’enseignement des mathématiques, telles que les partenariats avec des écoles, des programmes pilotes ou des initiatives de sensibilisation.</text:p>
      <text:p text:style-name="P3">Explorez les possibilités de collaboration avec d’autres institutions éducatives, écoles ou organisations qui pourraient être intéressées par votre jeu vidéo éducatif. Discutez des avantages potentiels de ces partenariats et comment ils pourraient contribuer à l’adoption et à l’expansion de votre projet.</text:p>
      <text:p text:style-name="Text_20_body"/>
      <text:h text:style-name="Heading_20_2" text:outline-level="2"><text:bookmark-start text:name="__RefHeading___Toc791_1427515529"/><text:soft-page-break/>Éléments du cahier des charges non réalisés et justifications<text:bookmark-end text:name="__RefHeading___Toc791_1427515529"/></text:h>
      <text:h text:style-name="Heading_20_2" text:outline-level="2"><text:bookmark-start text:name="__RefHeading___Toc793_1427515529"/>Mesures alternatives ou compensatoires envisagées pour les éléments non réalisés<text:bookmark-end text:name="__RefHeading___Toc793_1427515529"/></text:h>
      <text:h text:style-name="Heading_20_2" text:outline-level="2"><text:bookmark-start text:name="__RefHeading___Toc821_1427515529"/>Durabilité et maintenance / Évolution continue<text:bookmark-end text:name="__RefHeading___Toc821_1427515529"/></text:h>
      <text:p text:style-name="P3">Discutez de la façon dont le jeu et ses fonctionnalités pourraient continuer à évoluer au fil du temps pour rester pertinent et répondre aux besoins changeants des enseignants et des élèves. Abordez des aspects tels que les mises à jour régulières, l’écoute des retours d’utilisateurs et l’adaptation du jeu en fonction des nouvelles tendances et avancées technologiques.</text:p>
      <text:p text:style-name="P3">Réfléchissez à la durabilité du projet à long terme et aux besoins de maintenance continue. Identifiez les ressources et les stratégies nécessaires pour maintenir le jeu à jour, résoudre les problèmes techniques éventuels et garantir sa disponibilité pour les utilisateurs.</text:p>
      <text:p text:style-name="P4"/>
      <text:h text:style-name="P16" text:outline-level="1"><text:bookmark-start text:name="__RefHeading___Toc797_1427515529"/>Conclusion<text:bookmark-end text:name="__RefHeading___Toc797_1427515529"/></text:h>
      <text:h text:style-name="Heading_20_2" text:outline-level="2"><text:bookmark-start text:name="__RefHeading___Toc799_1427515529"/>Récapitulation des réalisations et des enseignements tirés<text:bookmark-end text:name="__RefHeading___Toc799_1427515529"/></text:h>
      <text:p text:style-name="P3">Mettez en avant les réalisations concrètes de votre projet, en soulignant les aspect les plus réussis et les fonctionnalités clés que vous avez réussi à implémenter.</text:p>
      <text:p text:style-name="P3">Discuter des leçons que vous avez apprises tout au long du projet, qu’il s’agisse de défis rencontrés, de décisions techniques, de processus de développement ou d’aspects pédagogiques. Mettez également les compétences que vous avez développées grâce à ce projet.</text:p>
      <text:h text:style-name="Heading_20_2" text:outline-level="2"><text:bookmark-start text:name="__RefHeading___Toc801_1427515529"/>Perspectives futures <text:span text:style-name="T2">et conclusion générale</text:span><text:bookmark-end text:name="__RefHeading___Toc801_1427515529"/></text:h>
      <text:p text:style-name="P3">Présentez les perspectives et les possibilités d’évolution de votre projet. Identifiez les domaines dans lesquels des améliorations peuvent être apportées et suggérez des pistes pour de futurs développements ou des collaborations potentielles.</text:p>
      <text:p text:style-name="P3">Terminez la partie conclusion en réaffirmant l’importance de votre projet, son impact potentiel sur l’apprentissage des mathématiques et votre satisfaction d’avoir contribué à l’amélioration de l’enseigneme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Mono" svg:font-family="'Noto Mono'" style:font-family-generic="modern" style:font-pitch="fixed"/>
    <style:font-face style:name="Noto Mono1" svg:font-family="'Noto Mono'" style:font-adornments="Normal" style:font-family-generic="modern" style:font-pitch="fixed"/>
    <style:font-face style:name="Noto Sans" svg:font-family="'Noto Sans'" style:font-family-generic="swiss" style:font-pitch="variable"/>
    <style:font-face style:name="Noto Sans Nag Mundari" svg:font-family="'Noto Sans Nag Mundari'" style:font-family-generic="swiss" style:font-pitch="variable"/>
    <style:font-face style:name="Noto Sans Nag Mundari1" svg:font-family="'Noto Sans Nag Mundari'" style:font-adornments="Normal" style:font-family-generic="swiss" style:font-pitch="variable"/>
    <style:font-face style:name="Noto Sans1" svg:font-family="'Noto Sans'" style:font-adornments="Gras" style:font-family-generic="swiss" style:font-pitch="variable"/>
    <style:font-face style:name="Noto Sans2" svg:font-family="'Noto Sans'" style:font-adornments="Italique gras" style:font-family-generic="swiss" style:font-pitch="variable"/>
    <style:font-face style:name="OpenSymbol" svg:font-family="OpenSymbol" style:font-charset="x-symbol"/>
    <style:font-face style:name="OpenSymbol1" svg:font-family="OpenSymbol, 'Arial Unicode M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BE" style:letter-kerning="true" style:font-name-asian="NSimSun1"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SimSun1" style:font-size-asian="10.5pt" style:language-asian="zh" style:country-asian="CN" style:font-name-complex="Lucida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15%" fo:text-align="justify" style:justify-single-word="false" fo:text-indent="0cm" style:auto-text-indent="true" style:page-number="auto">
        <style:tab-stops/>
      </style:paragraph-properties>
      <style:text-properties style:font-name="Noto Sans Nag Mundari1" fo:font-family="'Noto Sans Nag Mundari'" style:font-style-name="Normal" style:font-family-generic="swiss" style:font-pitch="variable" fo:font-size="11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cm" fo:margin-bottom="0.6cm" style:contextual-spacing="false" fo:text-align="center" style:justify-single-word="false" style:page-number="auto">
        <style:tab-stops/>
      </style:paragraph-properties>
      <style:text-properties style:font-name="Noto Sans1" fo:font-family="'Noto Sans'" style:font-style-name="Gras" style:font-family-generic="swiss" style:font-pitch="variable" fo:font-size="2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ab-stops/>
      </style:paragraph-properties>
      <style:text-properties style:font-name="Noto Sans1" fo:font-family="'Noto Sans'" style:font-style-name="Gras" style:font-family-generic="swiss" style:font-pitch="variable" fo:font-size="18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style:font-name="Noto Sans1" fo:font-family="'Noto Sans'" style:font-style-name="Gras" style:font-family-generic="swiss" style:font-pitch="variable" fo:font-size="15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Noto Sans2" fo:font-family="'Noto Sans'" style:font-style-name="Italique gras" style:font-family-generic="swiss" style:font-pitch="variable" fo:font-size="13pt" fo:font-style="normal"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master-page-name="">
      <loext:graphic-properties draw:fill="solid" draw:fill-color="#eeeeee"/>
      <style:paragraph-properties fo:margin-left="1cm" fo:margin-right="0cm" fo:margin-top="0cm" fo:margin-bottom="0.3cm" style:contextual-spacing="true" fo:line-height="115%" fo:text-indent="0cm" style:auto-text-indent="false" style:page-number="auto" fo:background-color="#eeeeee" fo:padding-left="0.499cm" fo:padding-right="0cm" fo:padding-top="0.199cm" fo:padding-bottom="0.199cm" fo:border-left="0.74pt solid #000000" fo:border-right="none" fo:border-top="none" fo:border-bottom="none" style:shadow="none" style:join-border="true">
        <style:tab-stops/>
      </style:paragraph-properties>
      <style:text-properties style:font-name="Noto Mono1" fo:font-family="'Noto Mono'" style:font-style-name="Normal" style:font-family-generic="modern" style:font-pitch="fixed" fo:font-size="10pt" fo:language="en" fo:country="US"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Noto Sans2" fo:font-family="'Noto Sans'" style:font-style-name="Italique gras" style:font-family-generic="swiss" style:font-pitch="variable" fo:font-size="12pt" fo:font-style="italic" fo:font-weight="bold" style:font-size-asian="12pt" style:font-weight-asian="bold" style:font-size-complex="12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I"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12T11:13:25.728000000</meta:creation-date>
    <dc:date>2023-06-13T23:06:31.502000000</dc:date>
    <meta:editing-duration>PT7H27M15S</meta:editing-duration>
    <meta:editing-cycles>23</meta:editing-cycles>
    <meta:generator>LibreOffice/7.5.4.2$Windows_X86_64 LibreOffice_project/36ccfdc35048b057fd9854c757a8b67ec53977b6</meta:generator>
    <meta:document-statistic meta:table-count="0" meta:image-count="0" meta:object-count="0" meta:page-count="23" meta:paragraph-count="334" meta:word-count="6629" meta:character-count="43298" meta:non-whitespace-character-count="37004"/>
  </office:meta>
</office:document-meta>
</file>